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0992351.569" calcext:value-type="float">
            <text:p><text:s/>30,992,352 <text:s/></text:p>
          </table:table-cell>
          <table:table-cell table:style-name="ce42" office:value-type="float" office:value="3695721.771" calcext:value-type="float">
            <text:p><text:s/>3,695,722 <text:s/></text:p>
          </table:table-cell>
          <table:table-cell table:style-name="ce42" office:value-type="float" office:value="24287611.428" calcext:value-type="float">
            <text:p><text:s/>24,287,611 <text:s/></text:p>
          </table:table-cell>
          <table:table-cell table:style-name="ce42" office:value-type="float" office:value="106987.77" calcext:value-type="float">
            <text:p><text:s/>106,988 <text:s/></text:p>
          </table:table-cell>
          <table:table-cell table:style-name="ce42" office:value-type="float" office:value="2591710.1" calcext:value-type="float">
            <text:p><text:s/>2,591,7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320.5" calcext:value-type="float">
            <text:p><text:s/>310,3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051.4" calcext:value-type="float">
            <text:p><text:s/>8,0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051.4" calcext:value-type="float">
            <text:p><text:s/>8,0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20694.928794058" calcext:value-type="float">
            <text:p><text:s/>-320,695 <text:s/></text:p>
          </table:table-cell>
          <table:table-cell table:style-name="ce42" office:value-type="float" office:value="17585.286" calcext:value-type="float">
            <text:p><text:s/>17,585 <text:s/></text:p>
          </table:table-cell>
          <table:table-cell table:style-name="ce42" office:value-type="float" office:value="-295418.38840766" calcext:value-type="float">
            <text:p><text:s/>-295,4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7816.6263863973" calcext:value-type="float">
            <text:p><text:s/>-57,8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54.8" calcext:value-type="float">
            <text:p><text:s/>14,9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1304995.0977941" calcext:value-type="float">
            <text:p><text:s/>31,304,995 <text:s/></text:p>
          </table:table-cell>
          <table:table-cell table:style-name="ce43" office:value-type="float" office:value="3678136.485" calcext:value-type="float">
            <text:p><text:s/>3,678,136 <text:s/></text:p>
          </table:table-cell>
          <table:table-cell table:style-name="ce43" office:value-type="float" office:value="24583029.8164077" calcext:value-type="float">
            <text:p><text:s/>24,583,030 <text:s/></text:p>
          </table:table-cell>
          <table:table-cell table:style-name="ce43" office:value-type="float" office:value="106987.77" calcext:value-type="float">
            <text:p><text:s/>106,988 <text:s/></text:p>
          </table:table-cell>
          <table:table-cell table:style-name="ce43" office:value-type="float" office:value="2649526.7263864" calcext:value-type="float">
            <text:p><text:s/>2,649,52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7314.3" calcext:value-type="float">
            <text:p><text:s/>287,31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737414.066089999" calcext:value-type="float">
            <text:p><text:s/>737,414 <text:s/></text:p>
          </table:table-cell>
          <table:table-cell table:style-name="ce43" office:value-type="float" office:value="85721.084" calcext:value-type="float">
            <text:p><text:s/>85,721 <text:s/></text:p>
          </table:table-cell>
          <table:table-cell table:style-name="ce43" office:value-type="float" office:value="644923.541999999" calcext:value-type="float">
            <text:p><text:s/>644,92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769.44009" calcext:value-type="float">
            <text:p><text:s/>6,76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9380812.2921735" calcext:value-type="float">
            <text:p><text:s/>29,380,812 <text:s/></text:p>
          </table:table-cell>
          <table:table-cell table:style-name="ce42" office:value-type="float" office:value="3592415.401" calcext:value-type="float">
            <text:p><text:s/>3,592,415 <text:s/></text:p>
          </table:table-cell>
          <table:table-cell table:style-name="ce42" office:value-type="float" office:value="19786128.5922571" calcext:value-type="float">
            <text:p><text:s/>19,786,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9526.7263864" calcext:value-type="float">
            <text:p><text:s/>2,649,5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0511.65753" calcext:value-type="float">
            <text:p><text:s/>2,750,5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44398.847" calcext:value-type="float">
            <text:p><text:s/>4,044,399 <text:s/></text:p>
          </table:table-cell>
          <table:table-cell table:style-name="ce42" office:value-type="float" office:value="3592415.401" calcext:value-type="float">
            <text:p><text:s/>3,592,415 <text:s/></text:p>
          </table:table-cell>
          <table:table-cell table:style-name="ce42" office:value-type="float" office:value="451983.446" calcext:value-type="float">
            <text:p><text:s/>451,9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06616.60738" calcext:value-type="float">
            <text:p><text:s/>3,606,6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6104.94985" calcext:value-type="float">
            <text:p><text:s/>856,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50511.65753" calcext:value-type="float">
            <text:p><text:s/>2,750,5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6245154.3007941" calcext:value-type="float">
            <text:p><text:s/>16,245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74102.3744077" calcext:value-type="float">
            <text:p><text:s/>13,774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1051.9263864" calcext:value-type="float">
            <text:p><text:s/>2,471,0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56609.248" calcext:value-type="float">
            <text:p><text:s/>156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609.248" calcext:value-type="float">
            <text:p><text:s/>156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328033.28899944" calcext:value-type="float">
            <text:p><text:s/>5,328,0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547328.57399944" calcext:value-type="float">
            <text:p><text:s/>4,547,3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78474.8" calcext:value-type="float">
            <text:p><text:s/>178,47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331836.5639" calcext:value-type="float">
            <text:p><text:s/>5,331,8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25523.1" calcext:value-type="float">
            <text:p><text:s/>3,125,5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331836.5639" calcext:value-type="float">
            <text:p><text:s/>5,331,8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25523.1" calcext:value-type="float">
            <text:p><text:s/>3,125,5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33596.2411" calcext:value-type="float">
            <text:p><text:s/>833,5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1526.7195" calcext:value-type="float">
            <text:p><text:s/>391,5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42069.5216" calcext:value-type="float">
            <text:p><text:s/>442,07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397.00651" calcext:value-type="float">
            <text:p><text:s/>5,39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205.95991" calcext:value-type="float">
            <text:p><text:s/>2,20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679612.05582057" calcext:value-type="float">
            <text:p><text:s/>5,679,61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51977.68215057" calcext:value-type="float">
            <text:p><text:s/>4,151,978 <text:s/></text:p>
          </table:table-cell>
          <table:table-cell table:style-name="ce44" office:value-type="float" office:value="106987.77" calcext:value-type="float">
            <text:p><text:s/>106,98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53350.34247" calcext:value-type="float">
            <text:p><text:s/>653,35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01283.03582057" calcext:value-type="float">
            <text:p><text:s/>5,401,28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51977.68215057" calcext:value-type="float">
            <text:p><text:s/>4,151,978 <text:s/></text:p>
          </table:table-cell>
          <table:table-cell table:style-name="ce44" office:value-type="float" office:value="81149.45" calcext:value-type="float">
            <text:p><text:s/>81,14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00859.64247" calcext:value-type="float">
            <text:p><text:s/>400,86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401283.03582057" calcext:value-type="float">
            <text:p><text:s/>5,401,2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1977.68215057" calcext:value-type="float">
            <text:p><text:s/>4,151,978 <text:s/></text:p>
          </table:table-cell>
          <table:table-cell table:style-name="ce42" office:value-type="float" office:value="81149.45" calcext:value-type="float">
            <text:p><text:s/>81,1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859.64247" calcext:value-type="float">
            <text:p><text:s/>400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4116.6238631328" calcext:value-type="float">
            <text:p><text:s/>64,1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116.6238631328" calcext:value-type="float">
            <text:p><text:s/>64,1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71473.392556245" calcext:value-type="float">
            <text:p><text:s/>271,4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473.392556245" calcext:value-type="float">
            <text:p><text:s/>271,4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29188.61045015" calcext:value-type="float">
            <text:p><text:s/>2,129,1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9188.61045015" calcext:value-type="float">
            <text:p><text:s/>2,129,1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73280.17178313" calcext:value-type="float">
            <text:p><text:s/>1,473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3280.17178313" calcext:value-type="float">
            <text:p><text:s/>1,473,2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628.864" calcext:value-type="float">
            <text:p>( 5,62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628.864" calcext:value-type="float">
            <text:p>( 5,62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67651.30778313" calcext:value-type="float">
            <text:p>( 1,467,65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67651.30778313" calcext:value-type="float">
            <text:p>( 1,467,6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59030.117825741" calcext:value-type="float">
            <text:p><text:s/>359,0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030.117825741" calcext:value-type="float">
            <text:p><text:s/>359,0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96878.320841286" calcext:value-type="float">
            <text:p><text:s/>296,8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6878.320841286" calcext:value-type="float">
            <text:p><text:s/>296,8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67255.776" calcext:value-type="float">
            <text:p><text:s/>1,667,2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7255.776" calcext:value-type="float">
            <text:p><text:s/>1,667,2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26608.96" calcext:value-type="float">
            <text:p><text:s/>1,526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6608.96" calcext:value-type="float">
            <text:p><text:s/>1,526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0646.816" calcext:value-type="float">
            <text:p><text:s/>140,6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646.816" calcext:value-type="float">
            <text:p><text:s/>140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49305.35367" calcext:value-type="float">
            <text:p><text:s/>1,249,3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149.45" calcext:value-type="float">
            <text:p><text:s/>81,1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859.64247" calcext:value-type="float">
            <text:p><text:s/>400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49305.35367" calcext:value-type="float">
            <text:p><text:s/>1,249,3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149.45" calcext:value-type="float">
            <text:p><text:s/>81,1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859.64247" calcext:value-type="float">
            <text:p><text:s/>400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9943.2792810333" calcext:value-type="float">
            <text:p><text:s/>19,9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43.2792810333" calcext:value-type="float">
            <text:p><text:s/>19,9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78329.02" calcext:value-type="float">
            <text:p><text:s/>278,3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38.32" calcext:value-type="float">
            <text:p><text:s/>25,8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490.7" calcext:value-type="float">
            <text:p><text:s/>252,4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78329.02" calcext:value-type="float">
            <text:p><text:s/>278,3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38.32" calcext:value-type="float">
            <text:p><text:s/>25,8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490.7" calcext:value-type="float">
            <text:p><text:s/>252,4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2885567.760586" calcext:value-type="float">
            <text:p><text:s/>102,885,5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22763.5319127" calcext:value-type="float">
            <text:p><text:s/>87,622,7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62804.2286733" calcext:value-type="float">
            <text:p><text:s/>15,262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7206127.736" calcext:value-type="float">
            <text:p><text:s/>77,206,1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441968.5073267" calcext:value-type="float">
            <text:p><text:s/>65,441,9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64159.2286733" calcext:value-type="float">
            <text:p><text:s/>11,764,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43779.47978" calcext:value-type="float">
            <text:p><text:s/>543,7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779.47978" calcext:value-type="float">
            <text:p><text:s/>543,7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5135660.544806" calcext:value-type="float">
            <text:p><text:s/>25,135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37015.544806" calcext:value-type="float">
            <text:p><text:s/>21,637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8645" calcext:value-type="float">
            <text:p><text:s/>3,498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80993.417573" calcext:value-type="float">
            <text:p><text:s/>280,9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993.417573" calcext:value-type="float">
            <text:p><text:s/>280,9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80993.417573" calcext:value-type="float">
            <text:p><text:s/>280,9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80993.417573" calcext:value-type="float">
            <text:p><text:s/>280,99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48948.2295375074" calcext:value-type="float">
            <text:p><text:s/>48,948 <text:s/></text:p>
          </table:table-cell>
          <table:table-cell table:style-name="ce41" office:value-type="float" office:value="45987.3" calcext:value-type="float">
            <text:p><text:s/>45,987 <text:s/></text:p>
          </table:table-cell>
          <table:table-cell table:style-name="ce41" office:value-type="float" office:value="2960.92953750735" calcext:value-type="float">
            <text:p><text:s/>2,96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571848.0077204" calcext:value-type="float">
            <text:p><text:s/>50,571,848 <text:s/></text:p>
          </table:table-cell>
          <table:table-cell table:style-name="ce42" office:value-type="float" office:value="41093345.7" calcext:value-type="float">
            <text:p><text:s/>41,093,3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616.6037" calcext:value-type="float">
            <text:p><text:s/>106,6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3269.920756" calcext:value-type="float">
            <text:p><text:s/>1,043,2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53598.32239215" calcext:value-type="float">
            <text:p><text:s/>6,153,5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8209.988255" calcext:value-type="float">
            <text:p><text:s/>438,2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0596.08" calcext:value-type="float">
            <text:p><text:s/>2,510,5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3476" calcext:value-type="float">
            <text:p><text:s/>1,753,4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365543.8846315" calcext:value-type="float">
            <text:p><text:s/>-365,544 <text:s/></text:p>
          </table:table-cell>
          <table:table-cell table:style-name="ce42" office:value-type="float" office:value="-66230.1" calcext:value-type="float">
            <text:p><text:s/>-66,2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6781.8517215" calcext:value-type="float">
            <text:p><text:s/>-26,7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568669.7194972" calcext:value-type="float">
            <text:p><text:s/>40,568,670 <text:s/></text:p>
          </table:table-cell>
          <table:table-cell table:style-name="ce43" office:value-type="float" office:value="41205563.1" calcext:value-type="float">
            <text:p><text:s/>41,205,563 <text:s/></text:p>
          </table:table-cell>
          <table:table-cell table:style-name="ce43" office:value-type="float" office:value="2960.92953750735" calcext:value-type="float">
            <text:p><text:s/>2,961 <text:s/></text:p>
          </table:table-cell>
          <table:table-cell table:style-name="ce43" office:value-type="float" office:value="106616.6037" calcext:value-type="float">
            <text:p><text:s/>106,61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31841.7842225" calcext:value-type="float">
            <text:p><text:s/>631,8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41456.498095" calcext:value-type="float">
            <text:p><text:s/>4,441,4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561.348095" calcext:value-type="float">
            <text:p><text:s/>31,56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540562.86833019" calcext:value-type="float">
            <text:p><text:s/>-540,563 <text:s/></text:p>
          </table:table-cell>
          <table:table-cell table:style-name="ce43" office:value-type="float" office:value="-9321.3" calcext:value-type="float">
            <text:p><text:s/>-9,32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552.576709" calcext:value-type="float">
            <text:p><text:s/>7,5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1573" calcext:value-type="float">
            <text:p><text:s/>111,573 <text:s/></text:p>
          </table:table-cell>
          <table:table-cell table:style-name="ce42" office:value-type="float" office:value="401144.898" calcext:value-type="float">
            <text:p><text:s/>401,145 <text:s/></text:p>
          </table:table-cell>
          <table:table-cell table:style-name="ce42" office:value-type="float" office:value="89512.017" calcext:value-type="float">
            <text:p><text:s/>89,512 <text:s/></text:p>
          </table:table-cell>
          <table:table-cell table:style-name="ce42" office:value-type="float" office:value="45759792.0355925" calcext:value-type="float">
            <text:p><text:s/>45,759,792 <text:s/></text:p>
          </table:table-cell>
          <table:table-cell table:style-name="ce42" office:value-type="float" office:value="41214884.4" calcext:value-type="float">
            <text:p><text:s/>41,214,884 <text:s/></text:p>
          </table:table-cell>
          <table:table-cell table:style-name="ce42" office:value-type="float" office:value="2960.92953750735" calcext:value-type="float">
            <text:p><text:s/>2,961 <text:s/></text:p>
          </table:table-cell>
          <table:table-cell table:style-name="ce42" office:value-type="float" office:value="106616.6037" calcext:value-type="float">
            <text:p><text:s/>106,617 <text:s/></text:p>
          </table:table-cell>
          <table:table-cell table:style-name="ce42" office:value-type="float" office:value="8347.40201750666" calcext:value-type="float">
            <text:p><text:s/>8,3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24461.9332375" calcext:value-type="float">
            <text:p><text:s/>41,324,462 <text:s/></text:p>
          </table:table-cell>
          <table:table-cell table:style-name="ce42" office:value-type="float" office:value="41214884.4" calcext:value-type="float">
            <text:p><text:s/>41,214,884 <text:s/></text:p>
          </table:table-cell>
          <table:table-cell table:style-name="ce42" office:value-type="float" office:value="2960.92953750735" calcext:value-type="float">
            <text:p><text:s/>2,961 <text:s/></text:p>
          </table:table-cell>
          <table:table-cell table:style-name="ce42" office:value-type="float" office:value="106616.6037" calcext:value-type="float">
            <text:p><text:s/>106,6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6749.68" calcext:value-type="float">
            <text:p><text:s/>3,596,7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47.36" calcext:value-type="float">
            <text:p><text:s/>31,0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1573" calcext:value-type="float">
            <text:p><text:s/>111,573 <text:s/></text:p>
          </table:table-cell>
          <table:table-cell table:style-name="ce43" office:value-type="float" office:value="401144.898" calcext:value-type="float">
            <text:p><text:s/>401,145 <text:s/></text:p>
          </table:table-cell>
          <table:table-cell table:style-name="ce43" office:value-type="float" office:value="89512.017" calcext:value-type="float">
            <text:p><text:s/>89,512 <text:s/></text:p>
          </table:table-cell>
          <table:table-cell table:style-name="ce43" office:value-type="float" office:value="807533.062354954" calcext:value-type="float">
            <text:p><text:s/>807,53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347.40201750666" calcext:value-type="float">
            <text:p><text:s/>8,34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73306" calcext:value-type="float">
            <text:p><text:s/>873,306 <text:s/></text:p>
          </table:table-cell>
          <table:table-cell table:style-name="ce42" office:value-type="float" office:value="1156203.4281" calcext:value-type="float">
            <text:p><text:s/>1,156,203 <text:s/></text:p>
          </table:table-cell>
          <table:table-cell table:style-name="ce42" office:value-type="float" office:value="176804.0358" calcext:value-type="float">
            <text:p><text:s/>176,804 <text:s/></text:p>
          </table:table-cell>
          <table:table-cell table:style-name="ce42" office:value-type="float" office:value="45273910.789659" calcext:value-type="float">
            <text:p><text:s/>45,273,9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1266.598745" calcext:value-type="float">
            <text:p><text:s/>1,201,267 <text:s/></text:p>
          </table:table-cell>
          <table:table-cell table:style-name="ce42" office:value-type="float" office:value="1448235.851931" calcext:value-type="float">
            <text:p><text:s/>1,448,2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73306" calcext:value-type="float">
            <text:p><text:s/>873,306 <text:s/></text:p>
          </table:table-cell>
          <table:table-cell table:style-name="ce42" office:value-type="float" office:value="1156203.4281" calcext:value-type="float">
            <text:p><text:s/>1,156,203 <text:s/></text:p>
          </table:table-cell>
          <table:table-cell table:style-name="ce42" office:value-type="float" office:value="176804.0358" calcext:value-type="float">
            <text:p><text:s/>176,804 <text:s/></text:p>
          </table:table-cell>
          <table:table-cell table:style-name="ce42" office:value-type="float" office:value="42232044.167067" calcext:value-type="float">
            <text:p><text:s/>42,232,0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1266.598745" calcext:value-type="float">
            <text:p><text:s/>1,201,267 <text:s/></text:p>
          </table:table-cell>
          <table:table-cell table:style-name="ce42" office:value-type="float" office:value="1247971.254939" calcext:value-type="float">
            <text:p><text:s/>1,247,9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41866.622592" calcext:value-type="float">
            <text:p><text:s/>3,041,86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00264.596992" calcext:value-type="float">
            <text:p><text:s/>200,2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5813.62" calcext:value-type="float">
            <text:p><text:s/>235,814 <text:s/></text:p>
          </table:table-cell>
          <table:table-cell table:style-name="ce42" office:value-type="float" office:value="551753.4498" calcext:value-type="float">
            <text:p><text:s/>551,753 <text:s/></text:p>
          </table:table-cell>
          <table:table-cell table:style-name="ce42" office:value-type="float" office:value="46029.1713" calcext:value-type="float">
            <text:p><text:s/>46,029 <text:s/></text:p>
          </table:table-cell>
          <table:table-cell table:style-name="ce42" office:value-type="float" office:value="2016542.39526362" calcext:value-type="float">
            <text:p><text:s/>2,016,5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2880.71415649" calcext:value-type="float">
            <text:p><text:s/>1,192,881 <text:s/></text:p>
          </table:table-cell>
          <table:table-cell table:style-name="ce42" office:value-type="float" office:value="13284.354159" calcext:value-type="float">
            <text:p><text:s/>13,2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4.8" calcext:value-type="float">
            <text:p><text:s/>6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2967.38" calcext:value-type="float">
            <text:p><text:s/>132,967 <text:s/></text:p>
          </table:table-cell>
          <table:table-cell table:style-name="ce42" office:value-type="float" office:value="212530.1682" calcext:value-type="float">
            <text:p><text:s/>212,530 <text:s/></text:p>
          </table:table-cell>
          <table:table-cell table:style-name="ce42" office:value-type="float" office:value="46029.1713" calcext:value-type="float">
            <text:p><text:s/>46,029 <text:s/></text:p>
          </table:table-cell>
          <table:table-cell table:style-name="ce42" office:value-type="float" office:value="6155.04" calcext:value-type="float">
            <text:p><text:s/>6,1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2846.24" calcext:value-type="float">
            <text:p><text:s/>102,846 <text:s/></text:p>
          </table:table-cell>
          <table:table-cell table:style-name="ce42" office:value-type="float" office:value="339223.2816" calcext:value-type="float">
            <text:p><text:s/>339,2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45" calcext:value-type="float">
            <text:p><text:s/>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6668.30327162" calcext:value-type="float">
            <text:p><text:s/>2,006,6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2880.71415649" calcext:value-type="float">
            <text:p><text:s/>1,192,881 <text:s/></text:p>
          </table:table-cell>
          <table:table-cell table:style-name="ce42" office:value-type="float" office:value="11904.412167" calcext:value-type="float">
            <text:p><text:s/>11,9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8.2" calcext:value-type="float">
            <text:p><text:s/>1,7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95.601992" calcext:value-type="float">
            <text:p><text:s/>1,39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79.941992" calcext:value-type="float">
            <text:p><text:s/>1,38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88.96" calcext:value-type="float">
            <text:p><text:s/>289 <text:s/></text:p>
          </table:table-cell>
          <table:table-cell table:style-name="ce44" office:value-type="float" office:value="2373.3465" calcext:value-type="float">
            <text:p><text:s/>2,373 <text:s/></text:p>
          </table:table-cell>
          <table:table-cell table:style-name="ce44" office:value-type="float" office:value="528.7401" calcext:value-type="float">
            <text:p><text:s/>52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5630.42" calcext:value-type="float">
            <text:p><text:s/>525,630 <text:s/></text:p>
          </table:table-cell>
          <table:table-cell table:style-name="ce44" office:value-type="float" office:value="200931.7338" calcext:value-type="float">
            <text:p><text:s/>200,932 <text:s/></text:p>
          </table:table-cell>
          <table:table-cell table:style-name="ce44" office:value-type="float" office:value="40734.1074" calcext:value-type="float">
            <text:p><text:s/>40,734 <text:s/></text:p>
          </table:table-cell>
          <table:table-cell table:style-name="ce44" office:value-type="float" office:value="34165352.4485353" calcext:value-type="float">
            <text:p><text:s/>34,165,35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8.482571006344" calcext:value-type="float">
            <text:p><text:s/>38 <text:s/></text:p>
          </table:table-cell>
          <table:table-cell table:style-name="ce44" office:value-type="float" office:value="2027679.3571905" calcext:value-type="float">
            <text:p><text:s/>2,027,67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5630.42" calcext:value-type="float">
            <text:p><text:s/>525,630 <text:s/></text:p>
          </table:table-cell>
          <table:table-cell table:style-name="ce44" office:value-type="float" office:value="200931.7338" calcext:value-type="float">
            <text:p><text:s/>200,932 <text:s/></text:p>
          </table:table-cell>
          <table:table-cell table:style-name="ce44" office:value-type="float" office:value="40734.1074" calcext:value-type="float">
            <text:p><text:s/>40,734 <text:s/></text:p>
          </table:table-cell>
          <table:table-cell table:style-name="ce44" office:value-type="float" office:value="21011044.5309679" calcext:value-type="float">
            <text:p><text:s/>21,011,04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8.482571006344" calcext:value-type="float">
            <text:p><text:s/>38 <text:s/></text:p>
          </table:table-cell>
          <table:table-cell table:style-name="ce44" office:value-type="float" office:value="2010661.6809465" calcext:value-type="float">
            <text:p><text:s/>2,010,6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25630.42" calcext:value-type="float">
            <text:p><text:s/>525,630 <text:s/></text:p>
          </table:table-cell>
          <table:table-cell table:style-name="ce42" office:value-type="float" office:value="200931.7338" calcext:value-type="float">
            <text:p><text:s/>200,932 <text:s/></text:p>
          </table:table-cell>
          <table:table-cell table:style-name="ce42" office:value-type="float" office:value="40734.1074" calcext:value-type="float">
            <text:p><text:s/>40,734 <text:s/></text:p>
          </table:table-cell>
          <table:table-cell table:style-name="ce42" office:value-type="float" office:value="6235190.91615243" calcext:value-type="float">
            <text:p><text:s/>6,235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.482571006344" calcext:value-type="float">
            <text:p><text:s/>38 <text:s/></text:p>
          </table:table-cell>
          <table:table-cell table:style-name="ce42" office:value-type="float" office:value="554892.286131" calcext:value-type="float">
            <text:p><text:s/>554,8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81.39515" calcext:value-type="float">
            <text:p><text:s/>38,5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6.55515" calcext:value-type="float">
            <text:p><text:s/>1,2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7366.23900885" calcext:value-type="float">
            <text:p><text:s/>347,3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75.796885" calcext:value-type="float">
            <text:p><text:s/>8,0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1537.10254616" calcext:value-type="float">
            <text:p><text:s/>1,051,5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23.174912" calcext:value-type="float">
            <text:p><text:s/>4,3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29.335155" calcext:value-type="float">
            <text:p><text:s/>24,6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1.895155" calcext:value-type="float">
            <text:p><text:s/>1,9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4.233796" calcext:value-type="float">
            <text:p><text:s/>4,9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7.473796" calcext:value-type="float">
            <text:p><text:s/>2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715.000175487" calcext:value-type="float">
            <text:p><text:s/>336,7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44.936392" calcext:value-type="float">
            <text:p><text:s/>2,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5.740332" calcext:value-type="float">
            <text:p><text:s/>7,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50.800332" calcext:value-type="float">
            <text:p><text:s/>4,2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5078.09264854" calcext:value-type="float">
            <text:p><text:s/>1,855,0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.482571006344" calcext:value-type="float">
            <text:p><text:s/>38 <text:s/></text:p>
          </table:table-cell>
          <table:table-cell table:style-name="ce42" office:value-type="float" office:value="246154.390281" calcext:value-type="float">
            <text:p><text:s/>246,1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6700.06837062" calcext:value-type="float">
            <text:p><text:s/>1,256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39.615764" calcext:value-type="float">
            <text:p><text:s/>27,4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24535.232906699" calcext:value-type="float">
            <text:p>( 824,53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110.630614" calcext:value-type="float">
            <text:p>( 14,1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32164.835463924" calcext:value-type="float">
            <text:p>( 432,16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3328.98515" calcext:value-type="float">
            <text:p>( 13,32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082.8058315512" calcext:value-type="float">
            <text:p><text:s/>45,08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.482571006344" calcext:value-type="float">
            <text:p><text:s/>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169.723929367" calcext:value-type="float">
            <text:p><text:s/>228,1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25125.494517" calcext:value-type="float">
            <text:p><text:s/>325,12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18714.774517" calcext:value-type="float">
            <text:p><text:s/>218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554.103658" calcext:value-type="float">
            <text:p><text:s/>260,5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08.463658" calcext:value-type="float">
            <text:p><text:s/>4,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718.744564" calcext:value-type="float">
            <text:p><text:s/>38,7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44.744564" calcext:value-type="float">
            <text:p><text:s/>5,2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2626.079807" calcext:value-type="float">
            <text:p><text:s/>102,62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864.679807" calcext:value-type="float">
            <text:p><text:s/>8,8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180.739366" calcext:value-type="float">
            <text:p><text:s/>420,1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95.299366" calcext:value-type="float">
            <text:p><text:s/>19,4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098.505016" calcext:value-type="float">
            <text:p><text:s/>81,0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8.845016" calcext:value-type="float">
            <text:p><text:s/>8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9082.23435" calcext:value-type="float">
            <text:p><text:s/>339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36.45435" calcext:value-type="float">
            <text:p><text:s/>18,6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6655.616759" calcext:value-type="float">
            <text:p>( 36,6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113.116759" calcext:value-type="float">
            <text:p>( 11,11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891.746862" calcext:value-type="float">
            <text:p>( 6,89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694.746862" calcext:value-type="float">
            <text:p>( 2,69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25630.42" calcext:value-type="float">
            <text:p><text:s/>525,630 <text:s/></text:p>
          </table:table-cell>
          <table:table-cell table:style-name="ce42" office:value-type="float" office:value="200931.7338" calcext:value-type="float">
            <text:p><text:s/>200,932 <text:s/></text:p>
          </table:table-cell>
          <table:table-cell table:style-name="ce42" office:value-type="float" office:value="40734.1074" calcext:value-type="float">
            <text:p><text:s/>40,734 <text:s/></text:p>
          </table:table-cell>
          <table:table-cell table:style-name="ce42" office:value-type="float" office:value="622847.494785" calcext:value-type="float">
            <text:p><text:s/>622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271.113185" calcext:value-type="float">
            <text:p><text:s/>61,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25630.42" calcext:value-type="float">
            <text:p><text:s/>525,630 <text:s/></text:p>
          </table:table-cell>
          <table:table-cell table:style-name="ce42" office:value-type="float" office:value="200931.7338" calcext:value-type="float">
            <text:p><text:s/>200,932 <text:s/></text:p>
          </table:table-cell>
          <table:table-cell table:style-name="ce42" office:value-type="float" office:value="40734.1074" calcext:value-type="float">
            <text:p><text:s/>40,734 <text:s/></text:p>
          </table:table-cell>
          <table:table-cell table:style-name="ce42" office:value-type="float" office:value="515157.919814" calcext:value-type="float">
            <text:p><text:s/>515,1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095.468214" calcext:value-type="float">
            <text:p><text:s/>42,0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689.574971" calcext:value-type="float">
            <text:p><text:s/>107,6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75.644971" calcext:value-type="float">
            <text:p><text:s/>19,1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305.94547" calcext:value-type="float">
            <text:p>( 26,30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381.02547" calcext:value-type="float">
            <text:p>( 6,38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493.037558" calcext:value-type="float">
            <text:p><text:s/>100,4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14.037558" calcext:value-type="float">
            <text:p><text:s/>12,9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9460.890972" calcext:value-type="float">
            <text:p><text:s/>159,46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17.310972" calcext:value-type="float">
            <text:p><text:s/>2,4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021.642070046" calcext:value-type="float">
            <text:p><text:s/>341,0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87.199407" calcext:value-type="float">
            <text:p><text:s/>5,4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720.313654" calcext:value-type="float">
            <text:p><text:s/>100,7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17.163654" calcext:value-type="float">
            <text:p><text:s/>8,4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2836.86515" calcext:value-type="float">
            <text:p><text:s/>282,8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078.14515" calcext:value-type="float">
            <text:p><text:s/>158,0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9.0551133372" calcext:value-type="float">
            <text:p><text:s/>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919.225907" calcext:value-type="float">
            <text:p><text:s/>133,9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.105907" calcext:value-type="float">
            <text:p><text:s/>5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05.584736" calcext:value-type="float">
            <text:p><text:s/>4,60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3854.3725965" calcext:value-type="float">
            <text:p><text:s/>11,623,8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99.1925965" calcext:value-type="float">
            <text:p><text:s/>16,1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380.2" calcext:value-type="float">
            <text:p><text:s/>252,3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52468.1325965" calcext:value-type="float">
            <text:p><text:s/>10,952,4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99.1925965" calcext:value-type="float">
            <text:p><text:s/>16,1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56.32" calcext:value-type="float">
            <text:p><text:s/>37,7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1249.72" calcext:value-type="float">
            <text:p><text:s/>381,2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1312.897346" calcext:value-type="float">
            <text:p><text:s/>791,3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537346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0.457346" calcext:value-type="float">
            <text:p><text:s/>2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537346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88872.44" calcext:value-type="float">
            <text:p><text:s/>788,87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2180.742756" calcext:value-type="float">
            <text:p><text:s/>992,1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038.062756" calcext:value-type="float">
            <text:p><text:s/>71,0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3800.604233" calcext:value-type="float">
            <text:p><text:s/>363,8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260.134233" calcext:value-type="float">
            <text:p><text:s/>66,2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17.64" calcext:value-type="float">
            <text:p><text:s/>7,6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81.952486" calcext:value-type="float">
            <text:p><text:s/>7,7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412486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0.64" calcext:value-type="float">
            <text:p><text:s/>10,8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92.54" calcext:value-type="float">
            <text:p><text:s/>7,0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5370.36" calcext:value-type="float">
            <text:p><text:s/>435,3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9637.006037" calcext:value-type="float">
            <text:p><text:s/>159,6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775.516037" calcext:value-type="float">
            <text:p><text:s/>4,77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68505.602117" calcext:value-type="float">
            <text:p><text:s/>1,368,50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68505.602117" calcext:value-type="float">
            <text:p><text:s/>1,368,5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54307.9175674" calcext:value-type="float">
            <text:p><text:s/>13,154,3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17.676244" calcext:value-type="float">
            <text:p><text:s/>17,0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54307.9175674" calcext:value-type="float">
            <text:p><text:s/>13,154,3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17.676244" calcext:value-type="float">
            <text:p><text:s/>17,0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207574.156244" calcext:value-type="float">
            <text:p>( 10,207,57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017.676244" calcext:value-type="float">
            <text:p>( 17,0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92578.142782" calcext:value-type="float">
            <text:p><text:s/>20,992,5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34.415999" calcext:value-type="float">
            <text:p><text:s/>51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29047.962" calcext:value-type="float">
            <text:p><text:s/>16,029,0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517.138665" calcext:value-type="float">
            <text:p><text:s/>97,5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66013.042117" calcext:value-type="float">
            <text:p><text:s/>4,866,0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34.415999" calcext:value-type="float">
            <text:p><text:s/>51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27.512823" calcext:value-type="float">
            <text:p><text:s/>7,5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527.512823" calcext:value-type="float">
            <text:p><text:s/>7,52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0135.26" calcext:value-type="float">
            <text:p><text:s/>5,530,135 <text:s/></text:p>
          </table:table-cell>
          <table:table-cell table:number-columns-repeated="2" table:style-name="ce42" office:value-type="float" office:value="261432.6" calcext:value-type="float">
            <text:p><text:s/>261,4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23.3481961897" calcext:value-type="float">
            <text:p><text:s/>19,223 <text:s/></text:p>
          </table:table-cell>
          <table:table-cell table:number-columns-repeated="2" table:style-name="ce42" office:value-type="float" office:value="996652.8" calcext:value-type="float">
            <text:p><text:s/>996,6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1416.8" calcext:value-type="float">
            <text:p><text:s/>771,417 <text:s/></text:p>
          </table:table-cell>
          <table:table-cell table:style-name="ce42" office:value-type="float" office:value="165863.05" calcext:value-type="float">
            <text:p><text:s/>165,8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53476" calcext:value-type="float">
            <text:p><text:s/>1,753,4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8382.64" calcext:value-type="float">
            <text:p><text:s/>-28,383 <text:s/></text:p>
          </table:table-cell>
          <table:table-cell table:number-columns-repeated="2" table:style-name="ce42" office:value-type="float" office:value="-31025.28" calcext:value-type="float">
            <text:p><text:s/>-31,025 <text:s/></text:p>
          </table:table-cell>
          <table:table-cell table:style-name="ce42" office:value-type="float" office:value="-9" calcext:value-type="float">
            <text:p><text:s/>-9 <text:s/></text:p>
          </table:table-cell>
          <table:table-cell table:style-name="ce42" office:value-type="float" office:value="-12998.5780745019" calcext:value-type="float">
            <text:p><text:s/>-12,999 <text:s/></text:p>
          </table:table-cell>
          <table:table-cell table:style-name="ce42" office:value-type="float" office:value="-259944.621925498" calcext:value-type="float">
            <text:p><text:s/>-259,945 <text:s/></text:p>
          </table:table-cell>
          <table:table-cell table:style-name="ce42" office:value-type="float" office:value="15466.6" calcext:value-type="float">
            <text:p><text:s/>15,46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39294.55180381" calcext:value-type="float">
            <text:p><text:s/>5,539,295 <text:s/></text:p>
          </table:table-cell>
          <table:table-cell table:number-columns-repeated="2" table:style-name="ce43" office:value-type="float" office:value="-704194.92" calcext:value-type="float">
            <text:p><text:s/>-704,195 <text:s/></text:p>
          </table:table-cell>
          <table:table-cell table:style-name="ce43" office:value-type="float" office:value="9" calcext:value-type="float">
            <text:p><text:s/>9 <text:s/></text:p>
          </table:table-cell>
          <table:table-cell table:style-name="ce43" office:value-type="float" office:value="12998.5780745019" calcext:value-type="float">
            <text:p><text:s/>12,999 <text:s/></text:p>
          </table:table-cell>
          <table:table-cell table:style-name="ce43" office:value-type="float" office:value="-2264948.1780745" calcext:value-type="float">
            <text:p><text:s/>-2,264,948 <text:s/></text:p>
          </table:table-cell>
          <table:table-cell table:style-name="ce43" office:value-type="float" office:value="-181329.65" calcext:value-type="float">
            <text:p><text:s/>-181,3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1842.8" calcext:value-type="float">
            <text:p><text:s/>2,291,843 <text:s/></text:p>
          </table:table-cell>
          <table:table-cell table:number-columns-repeated="2" table:style-name="ce42" office:value-type="float" office:value="17.16" calcext:value-type="float">
            <text:p><text:s/>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58.85342046593" calcext:value-type="float">
            <text:p><text:s/>3,059 <text:s/></text:p>
          </table:table-cell>
          <table:table-cell table:style-name="ce42" office:value-type="float" office:value="51182.7465795341" calcext:value-type="float">
            <text:p><text:s/>51,183 <text:s/></text:p>
          </table:table-cell>
          <table:table-cell table:style-name="ce42" office:value-type="float" office:value="79506.45" calcext:value-type="float">
            <text:p><text:s/>79,50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20712.26819619" calcext:value-type="float">
            <text:p><text:s/>-120,712 <text:s/></text:p>
          </table:table-cell>
          <table:table-cell table:number-columns-repeated="2" table:style-name="ce43" office:value-type="float" office:value="-139488.96" calcext:value-type="float">
            <text:p><text:s/>-139,48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81284.65" calcext:value-type="float">
            <text:p><text:s/>-81,2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42293.38" calcext:value-type="float">
            <text:p><text:s/>6,842,293 <text:s/></text:p>
          </table:table-cell>
          <table:table-cell table:number-columns-repeated="2" table:style-name="ce42" office:value-type="float" office:value="8156220.54" calcext:value-type="float">
            <text:p><text:s/>8,156,221 <text:s/></text:p>
          </table:table-cell>
          <table:table-cell table:style-name="ce42" office:value-type="float" office:value="60" calcext:value-type="float">
            <text:p><text:s/>60 <text:s/></text:p>
          </table:table-cell>
          <table:table-cell table:style-name="ce42" office:value-type="float" office:value="99141.075345964" calcext:value-type="float">
            <text:p><text:s/>99,141 <text:s/></text:p>
          </table:table-cell>
          <table:table-cell table:style-name="ce42" office:value-type="float" office:value="2639644.52465404" calcext:value-type="float">
            <text:p><text:s/>2,639,645 <text:s/></text:p>
          </table:table-cell>
          <table:table-cell table:style-name="ce42" office:value-type="float" office:value="200528.6" calcext:value-type="float">
            <text:p><text:s/>200,5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42293.38" calcext:value-type="float">
            <text:p><text:s/>6,842,293 <text:s/></text:p>
          </table:table-cell>
          <table:table-cell table:number-columns-repeated="2" table:style-name="ce42" office:value-type="float" office:value="5482361.6952" calcext:value-type="float">
            <text:p><text:s/>5,482,362 <text:s/></text:p>
          </table:table-cell>
          <table:table-cell table:style-name="ce42" office:value-type="float" office:value="60" calcext:value-type="float">
            <text:p><text:s/>60 <text:s/></text:p>
          </table:table-cell>
          <table:table-cell table:style-name="ce42" office:value-type="float" office:value="99141.075345964" calcext:value-type="float">
            <text:p><text:s/>99,141 <text:s/></text:p>
          </table:table-cell>
          <table:table-cell table:style-name="ce42" office:value-type="float" office:value="2639644.52465404" calcext:value-type="float">
            <text:p><text:s/>2,639,645 <text:s/></text:p>
          </table:table-cell>
          <table:table-cell table:style-name="ce42" office:value-type="float" office:value="200528.6" calcext:value-type="float">
            <text:p><text:s/>200,52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73858.8448" calcext:value-type="float">
            <text:p><text:s/>2,673,8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37.28" calcext:value-type="float">
            <text:p><text:s/>7,9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25.18" calcext:value-type="float">
            <text:p><text:s/>6,2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08.2" calcext:value-type="float">
            <text:p><text:s/>1,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.9" calcext:value-type="float">
            <text:p><text:s/>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210457.4" calcext:value-type="float">
            <text:p><text:s/>10,210,457 <text:s/></text:p>
          </table:table-cell>
          <table:table-cell table:number-columns-repeated="2" table:style-name="ce44" office:value-type="float" office:value="7583560.14" calcext:value-type="float">
            <text:p><text:s/>7,583,560 <text:s/></text:p>
          </table:table-cell>
          <table:table-cell table:style-name="ce44" office:value-type="float" office:value="69" calcext:value-type="float">
            <text:p><text:s/>69 <text:s/></text:p>
          </table:table-cell>
          <table:table-cell table:style-name="ce44" office:value-type="float" office:value="109080.8" calcext:value-type="float">
            <text:p><text:s/>109,081 <text:s/></text:p>
          </table:table-cell>
          <table:table-cell table:style-name="ce44" office:value-type="float" office:value="323513.6" calcext:value-type="float">
            <text:p><text:s/>323,514 <text:s/></text:p>
          </table:table-cell>
          <table:table-cell table:style-name="ce44" office:value-type="float" office:value="20973.75" calcext:value-type="float">
            <text:p><text:s/>20,97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900.92" calcext:value-type="float">
            <text:p><text:s/>19,901 <text:s/></text:p>
          </table:table-cell>
          <table:table-cell table:number-columns-repeated="2" table:style-name="ce44" office:value-type="float" office:value="7583560.14" calcext:value-type="float">
            <text:p><text:s/>7,583,560 <text:s/></text:p>
          </table:table-cell>
          <table:table-cell table:style-name="ce44" office:value-type="float" office:value="69" calcext:value-type="float">
            <text:p><text:s/>69 <text:s/></text:p>
          </table:table-cell>
          <table:table-cell table:style-name="ce44" office:value-type="float" office:value="109080.8" calcext:value-type="float">
            <text:p><text:s/>109,081 <text:s/></text:p>
          </table:table-cell>
          <table:table-cell table:style-name="ce44" office:value-type="float" office:value="323513.6" calcext:value-type="float">
            <text:p><text:s/>323,514 <text:s/></text:p>
          </table:table-cell>
          <table:table-cell table:style-name="ce44" office:value-type="float" office:value="20973.75" calcext:value-type="float">
            <text:p><text:s/>20,9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00.92" calcext:value-type="float">
            <text:p><text:s/>19,901 <text:s/></text:p>
          </table:table-cell>
          <table:table-cell table:number-columns-repeated="2" table:style-name="ce42" office:value-type="float" office:value="5070" calcext:value-type="float">
            <text:p><text:s/>5,0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78.95" calcext:value-type="float">
            <text:p><text:s/>7,9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1.52" calcext:value-type="float">
            <text:p><text:s/>6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.8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.66" calcext:value-type="float">
            <text:p><text:s/>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.9" calcext:value-type="float">
            <text:p>( 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7.02" calcext:value-type="float">
            <text:p><text:s/>7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6.5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6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00.92" calcext:value-type="float">
            <text:p><text:s/>19,901 <text:s/></text:p>
          </table:table-cell>
          <table:table-cell table:number-columns-repeated="2" table:style-name="ce42" office:value-type="float" office:value="134.16" calcext:value-type="float">
            <text:p><text:s/>1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8.4" calcext:value-type="float">
            <text:p><text:s/>7,0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2.46" calcext:value-type="float">
            <text:p><text:s/>1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04.25" calcext:value-type="float">
            <text:p><text:s/>5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00.92" calcext:value-type="float">
            <text:p><text:s/>19,901 <text:s/></text:p>
          </table:table-cell>
          <table:table-cell table:number-columns-repeated="2" table:style-name="ce42" office:value-type="float" office:value="11.7" calcext:value-type="float">
            <text:p><text:s/>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4.15" calcext:value-type="float">
            <text:p><text:s/>1,9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900.92" calcext:value-type="float">
            <text:p>( 19,9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0.4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30.26" calcext:value-type="float">
            <text:p><text:s/>13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3.24" calcext:value-type="float">
            <text:p><text:s/>1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95.82" calcext:value-type="float">
            <text:p><text:s/>3,0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8.45" calcext:value-type="float">
            <text:p><text:s/>7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4.1" calcext:value-type="float">
            <text:p><text:s/>4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4.04" calcext:value-type="float">
            <text:p><text:s/>4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28665.3" calcext:value-type="float">
            <text:p><text:s/>7,528,665 <text:s/></text:p>
          </table:table-cell>
          <table:table-cell table:style-name="ce42" office:value-type="float" office:value="69" calcext:value-type="float">
            <text:p><text:s/>69 <text:s/></text:p>
          </table:table-cell>
          <table:table-cell table:style-name="ce42" office:value-type="float" office:value="1336" calcext:value-type="float">
            <text:p><text:s/>1,336 <text:s/></text:p>
          </table:table-cell>
          <table:table-cell table:style-name="ce42" office:value-type="float" office:value="250975.2" calcext:value-type="float">
            <text:p><text:s/>250,9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" calcext:value-type="float">
            <text:p><text:s/>69 <text:s/></text:p>
          </table:table-cell>
          <table:table-cell table:style-name="ce42" office:value-type="float" office:value="1336" calcext:value-type="float">
            <text:p><text:s/>1,336 <text:s/></text:p>
          </table:table-cell>
          <table:table-cell table:style-name="ce42" office:value-type="float" office:value="250975.2" calcext:value-type="float">
            <text:p><text:s/>250,9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28665.3" calcext:value-type="float">
            <text:p><text:s/>7,528,6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8.84" calcext:value-type="float">
            <text:p><text:s/>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8.84" calcext:value-type="float">
            <text:p><text:s/>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686" calcext:value-type="float">
            <text:p><text:s/>49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744.8" calcext:value-type="float">
            <text:p><text:s/>107,745 <text:s/></text:p>
          </table:table-cell>
          <table:table-cell table:style-name="ce42" office:value-type="float" office:value="72538.4" calcext:value-type="float">
            <text:p><text:s/>72,538 <text:s/></text:p>
          </table:table-cell>
          <table:table-cell table:style-name="ce42" office:value-type="float" office:value="12994.8" calcext:value-type="float">
            <text:p><text:s/>12,9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232.55" calcext:value-type="float">
            <text:p><text:s/>3,2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4.4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91.28" calcext:value-type="float">
            <text:p><text:s/>7,3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51.22" calcext:value-type="float">
            <text:p><text:s/>2,6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247.3" calcext:value-type="float">
            <text:p><text:s/>38,2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744.8" calcext:value-type="float">
            <text:p><text:s/>107,745 <text:s/></text:p>
          </table:table-cell>
          <table:table-cell table:style-name="ce42" office:value-type="float" office:value="72538.4" calcext:value-type="float">
            <text:p><text:s/>72,538 <text:s/></text:p>
          </table:table-cell>
          <table:table-cell table:style-name="ce42" office:value-type="float" office:value="8301.1" calcext:value-type="float">
            <text:p><text:s/>8,30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392.3" calcext:value-type="float">
            <text:p><text:s/>1,39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06.75" calcext:value-type="float">
            <text:p><text:s/>1,40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0556.48" calcext:value-type="float">
            <text:p><text:s/>10,190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0556.48" calcext:value-type="float">
            <text:p><text:s/>10,190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190556.48" calcext:value-type="float">
            <text:p>( 10,190,55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7794.76" calcext:value-type="float">
            <text:p><text:s/>27,795 <text:s/></text:p>
          </table:table-cell>
          <table:table-cell table:style-name="ce42" office:value-type="float" office:value="1403110.08" calcext:value-type="float">
            <text:p><text:s/>1,403,1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779.2" calcext:value-type="float">
            <text:p><text:s/>188,779 <text:s/></text:p>
          </table:table-cell>
          <table:table-cell table:style-name="ce42" office:value-type="float" office:value="27211" calcext:value-type="float">
            <text:p><text:s/>27,211 <text:s/></text:p>
          </table:table-cell>
          <table:table-cell table:style-name="ce42" office:value-type="float" office:value="760177.383264371" calcext:value-type="float">
            <text:p><text:s/>760,1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79.3" calcext:value-type="float">
            <text:p><text:s/>19,979 <text:s/></text:p>
          </table:table-cell>
          <table:table-cell table:style-name="ce42" office:value-type="float" office:value="109996.2" calcext:value-type="float">
            <text:p><text:s/>109,9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599170.84" calcext:value-type="float">
            <text:p><text:s/>2,599,171 <text:s/></text:p>
          </table:table-cell>
          <table:table-cell table:style-name="ce42" office:value-type="float" office:value="138268.8" calcext:value-type="float">
            <text:p><text:s/>138,2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262.4" calcext:value-type="float">
            <text:p><text:s/>226,262 <text:s/></text:p>
          </table:table-cell>
          <table:table-cell table:style-name="ce42" office:value-type="float" office:value="614658" calcext:value-type="float">
            <text:p><text:s/>614,658 <text:s/></text:p>
          </table:table-cell>
          <table:table-cell table:style-name="ce42" office:value-type="float" office:value="14498.075940965" calcext:value-type="float">
            <text:p><text:s/>14,4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240.52" calcext:value-type="float">
            <text:p><text:s/>138,241 <text:s/></text:p>
          </table:table-cell>
          <table:table-cell table:style-name="ce42" office:value-type="float" office:value="31133.7" calcext:value-type="float">
            <text:p><text:s/>31,1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67487.6" calcext:value-type="float">
            <text:p><text:s/>167,488 <text:s/></text:p>
          </table:table-cell>
          <table:table-cell table:style-name="ce42" office:value-type="float" office:value="2340684.48" calcext:value-type="float">
            <text:p><text:s/>2,340,6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24" calcext:value-type="float">
            <text:p><text:s/>2,4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3795" calcext:value-type="float">
            <text:p><text:s/>123,795 <text:s/></text:p>
          </table:table-cell>
          <table:table-cell table:style-name="ce42" office:value-type="float" office:value="-423154.86291" calcext:value-type="float">
            <text:p><text:s/>-423,1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00608" calcext:value-type="float">
            <text:p><text:s/>-100,608 <text:s/></text:p>
          </table:table-cell>
          <table:table-cell table:style-name="ce42" office:value-type="float" office:value="-3114" calcext:value-type="float">
            <text:p><text:s/>-3,114 <text:s/></text:p>
          </table:table-cell>
          <table:table-cell table:style-name="ce42" office:value-type="float" office:value="1220.92999999998" calcext:value-type="float">
            <text:p><text:s/>1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889.28" calcext:value-type="float">
            <text:p><text:s/>-1,889 <text:s/></text:p>
          </table:table-cell>
          <table:table-cell table:style-name="ce42" office:value-type="float" office:value="448111.8" calcext:value-type="float">
            <text:p><text:s/>448,11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2862658.68" calcext:value-type="float">
            <text:p><text:s/>-2,862,659 <text:s/></text:p>
          </table:table-cell>
          <table:table-cell table:style-name="ce43" office:value-type="float" office:value="-652688.33709" calcext:value-type="float">
            <text:p><text:s/>-652,68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0700.8" calcext:value-type="float">
            <text:p><text:s/>60,701 <text:s/></text:p>
          </table:table-cell>
          <table:table-cell table:style-name="ce43" office:value-type="float" office:value="-584333" calcext:value-type="float">
            <text:p><text:s/>-584,333 <text:s/></text:p>
          </table:table-cell>
          <table:table-cell table:style-name="ce43" office:value-type="float" office:value="744458.377323406" calcext:value-type="float">
            <text:p><text:s/>744,4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16371.94" calcext:value-type="float">
            <text:p><text:s/>-116,372 <text:s/></text:p>
          </table:table-cell>
          <table:table-cell table:style-name="ce43" office:value-type="float" office:value="-369249.3" calcext:value-type="float">
            <text:p><text:s/>-369,2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56072.32" calcext:value-type="float">
            <text:p><text:s/>256,072 <text:s/></text:p>
          </table:table-cell>
          <table:table-cell table:style-name="ce42" office:value-type="float" office:value="1400476.8" calcext:value-type="float">
            <text:p><text:s/>1,400,4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50.4" calcext:value-type="float">
            <text:p><text:s/>14,7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6.52" calcext:value-type="float">
            <text:p><text:s/>1,6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291.1" calcext:value-type="float">
            <text:p><text:s/>311,29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3421.72" calcext:value-type="float">
            <text:p><text:s/>-23,422 <text:s/></text:p>
          </table:table-cell>
          <table:table-cell table:style-name="ce43" office:value-type="float" office:value="-173886.546843" calcext:value-type="float">
            <text:p><text:s/>-173,88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8367.493412666" calcext:value-type="float">
            <text:p><text:s/>138,367 <text:s/></text:p>
          </table:table-cell>
          <table:table-cell table:style-name="ce42" office:value-type="float" office:value="4278287.08368357" calcext:value-type="float">
            <text:p><text:s/>4,278,2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28.1232412116" calcext:value-type="float">
            <text:p><text:s/>10,3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5702" calcext:value-type="float">
            <text:p><text:s/>135,702 <text:s/></text:p>
          </table:table-cell>
          <table:table-cell table:style-name="ce42" office:value-type="float" office:value="3461047.68" calcext:value-type="float">
            <text:p><text:s/>3,461,0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47.36" calcext:value-type="float">
            <text:p><text:s/>31,0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665.493412666" calcext:value-type="float">
            <text:p><text:s/>2,665 <text:s/></text:p>
          </table:table-cell>
          <table:table-cell table:style-name="ce43" office:value-type="float" office:value="786192.04368357" calcext:value-type="float">
            <text:p><text:s/>786,1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328.1232412116" calcext:value-type="float">
            <text:p><text:s/>10,32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295490.56" calcext:value-type="float">
            <text:p><text:s/>8,295,491 <text:s/></text:p>
          </table:table-cell>
          <table:table-cell table:style-name="ce42" office:value-type="float" office:value="12794822.734983" calcext:value-type="float">
            <text:p><text:s/>12,794,8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804.16" calcext:value-type="float">
            <text:p><text:s/>290,804 <text:s/></text:p>
          </table:table-cell>
          <table:table-cell table:style-name="ce42" office:value-type="float" office:value="1114437" calcext:value-type="float">
            <text:p><text:s/>1,114,437 <text:s/></text:p>
          </table:table-cell>
          <table:table-cell table:style-name="ce42" office:value-type="float" office:value="125470.27" calcext:value-type="float">
            <text:p><text:s/>125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435.02" calcext:value-type="float">
            <text:p><text:s/>163,435 <text:s/></text:p>
          </table:table-cell>
          <table:table-cell table:style-name="ce42" office:value-type="float" office:value="1902060.474" calcext:value-type="float">
            <text:p><text:s/>1,902,0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209299.3024" calcext:value-type="float">
            <text:p><text:s/>8,209,299 <text:s/></text:p>
          </table:table-cell>
          <table:table-cell table:style-name="ce42" office:value-type="float" office:value="12794822.734983" calcext:value-type="float">
            <text:p><text:s/>12,794,8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804.16" calcext:value-type="float">
            <text:p><text:s/>290,804 <text:s/></text:p>
          </table:table-cell>
          <table:table-cell table:style-name="ce42" office:value-type="float" office:value="1114437" calcext:value-type="float">
            <text:p><text:s/>1,114,437 <text:s/></text:p>
          </table:table-cell>
          <table:table-cell table:style-name="ce42" office:value-type="float" office:value="125470.27" calcext:value-type="float">
            <text:p><text:s/>125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435.02" calcext:value-type="float">
            <text:p><text:s/>163,435 <text:s/></text:p>
          </table:table-cell>
          <table:table-cell table:style-name="ce42" office:value-type="float" office:value="1820508.5508" calcext:value-type="float">
            <text:p><text:s/>1,820,50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86191.2576" calcext:value-type="float">
            <text:p><text:s/>86,19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81551.9232" calcext:value-type="float">
            <text:p><text:s/>81,5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2291.44" calcext:value-type="float">
            <text:p><text:s/>82,291 <text:s/></text:p>
          </table:table-cell>
          <table:table-cell table:style-name="ce42" office:value-type="float" office:value="716971.806948135" calcext:value-type="float">
            <text:p><text:s/>716,9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73.4" calcext:value-type="float">
            <text:p><text:s/>3,1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4.8" calcext:value-type="float">
            <text:p><text:s/>6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3.52" calcext:value-type="float">
            <text:p><text:s/>24 <text:s/></text:p>
          </table:table-cell>
          <table:table-cell table:style-name="ce42" office:value-type="float" office:value="6131.52" calcext:value-type="float">
            <text:p><text:s/>6,1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.6" calcext:value-type="float">
            <text:p><text:s/>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82256.16" calcext:value-type="float">
            <text:p><text:s/>82,256 <text:s/></text:p>
          </table:table-cell>
          <table:table-cell table:style-name="ce42" office:value-type="float" office:value="710225.886948134" calcext:value-type="float">
            <text:p><text:s/>710,2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73.4" calcext:value-type="float">
            <text:p><text:s/>3,1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1.76" calcext:value-type="float">
            <text:p><text:s/>1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979522.34658733" calcext:value-type="float">
            <text:p><text:s/>4,979,522 <text:s/></text:p>
          </table:table-cell>
          <table:table-cell table:style-name="ce44" office:value-type="float" office:value="5920285.2541043" calcext:value-type="float">
            <text:p><text:s/>5,920,2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6754.56" calcext:value-type="float">
            <text:p><text:s/>336,755 <text:s/></text:p>
          </table:table-cell>
          <table:table-cell table:style-name="ce44" office:value-type="float" office:value="530104" calcext:value-type="float">
            <text:p><text:s/>530,104 <text:s/></text:p>
          </table:table-cell>
          <table:table-cell table:style-name="ce44" office:value-type="float" office:value="868232.127323406" calcext:value-type="float">
            <text:p><text:s/>868,23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561.5567587884" calcext:value-type="float">
            <text:p><text:s/>33,562 <text:s/></text:p>
          </table:table-cell>
          <table:table-cell table:style-name="ce44" office:value-type="float" office:value="1221520.074" calcext:value-type="float">
            <text:p><text:s/>1,221,52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79522.34658733" calcext:value-type="float">
            <text:p><text:s/>4,979,522 <text:s/></text:p>
          </table:table-cell>
          <table:table-cell table:style-name="ce44" office:value-type="float" office:value="5920285.2541043" calcext:value-type="float">
            <text:p><text:s/>5,920,285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948.8567587884" calcext:value-type="float">
            <text:p><text:s/>7,949 <text:s/></text:p>
          </table:table-cell>
          <table:table-cell table:style-name="ce44" office:value-type="float" office:value="35489.7" calcext:value-type="float">
            <text:p><text:s/>35,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9067.426587334" calcext:value-type="float">
            <text:p><text:s/>209,067 <text:s/></text:p>
          </table:table-cell>
          <table:table-cell table:style-name="ce42" office:value-type="float" office:value="5394804.2941043" calcext:value-type="float">
            <text:p><text:s/>5,394,8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48.8567587884" calcext:value-type="float">
            <text:p><text:s/>7,949 <text:s/></text:p>
          </table:table-cell>
          <table:table-cell table:style-name="ce42" office:value-type="float" office:value="35489.7" calcext:value-type="float">
            <text:p><text:s/>35,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1144.28" calcext:value-type="float">
            <text:p><text:s/>11,144 <text:s/></text:p>
          </table:table-cell>
          <table:table-cell table:style-name="ce42" office:value-type="float" office:value="26170.56" calcext:value-type="float">
            <text:p><text:s/>26,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431.44" calcext:value-type="float">
            <text:p><text:s/>5,431 <text:s/></text:p>
          </table:table-cell>
          <table:table-cell table:style-name="ce42" office:value-type="float" office:value="333206.68212385" calcext:value-type="float">
            <text:p><text:s/>333,2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340.1432343164" calcext:value-type="float">
            <text:p><text:s/>4,340 <text:s/></text:p>
          </table:table-cell>
          <table:table-cell table:style-name="ce42" office:value-type="float" office:value="1042873.78439985" calcext:value-type="float">
            <text:p><text:s/>1,042,8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0.32" calcext:value-type="float">
            <text:p><text:s/>40 <text:s/></text:p>
          </table:table-cell>
          <table:table-cell table:style-name="ce42" office:value-type="float" office:value="22677.12" calcext:value-type="float">
            <text:p><text:s/>22,6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7.72" calcext:value-type="float">
            <text:p><text:s/>28 <text:s/></text:p>
          </table:table-cell>
          <table:table-cell table:style-name="ce42" office:value-type="float" office:value="4679.04" calcext:value-type="float">
            <text:p><text:s/>4,6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31.1844326024" calcext:value-type="float">
            <text:p><text:s/>731 <text:s/></text:p>
          </table:table-cell>
          <table:table-cell table:style-name="ce42" office:value-type="float" office:value="333529.219350885" calcext:value-type="float">
            <text:p><text:s/>333,5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31" calcext:value-type="float">
            <text:p><text:s/>231 <text:s/></text:p>
          </table:table-cell>
          <table:table-cell table:style-name="ce42" office:value-type="float" office:value="3015.36" calcext:value-type="float">
            <text:p><text:s/>3,0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950.703807078" calcext:value-type="float">
            <text:p><text:s/>66,951 <text:s/></text:p>
          </table:table-cell>
          <table:table-cell table:style-name="ce42" office:value-type="float" office:value="1514294.61923067" calcext:value-type="float">
            <text:p><text:s/>1,514,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80.9967587884" calcext:value-type="float">
            <text:p><text:s/>4,281 <text:s/></text:p>
          </table:table-cell>
          <table:table-cell table:style-name="ce42" office:value-type="float" office:value="23355" calcext:value-type="float">
            <text:p><text:s/>23,35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163.023783886" calcext:value-type="float">
            <text:p><text:s/>65,163 <text:s/></text:p>
          </table:table-cell>
          <table:table-cell table:style-name="ce42" office:value-type="float" office:value="1136457.53206395" calcext:value-type="float">
            <text:p><text:s/>1,136,4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80.9967587884" calcext:value-type="float">
            <text:p><text:s/>4,281 <text:s/></text:p>
          </table:table-cell>
          <table:table-cell table:style-name="ce42" office:value-type="float" office:value="23355" calcext:value-type="float">
            <text:p><text:s/>23,35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903.4040946896" calcext:value-type="float">
            <text:p>( 7,903 <text:s/>)</text:p>
          </table:table-cell>
          <table:table-cell table:style-name="ce45" office:value-type="float" office:value="779162.29819801" calcext:value-type="float">
            <text:p>( 779,1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23355" calcext:value-type="float">
            <text:p>( 23,355 <text:s/>)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7259.6196891964" calcext:value-type="float">
            <text:p>( 57,260 <text:s/>)</text:p>
          </table:table-cell>
          <table:table-cell table:style-name="ce45" office:value-type="float" office:value="357295.233865939" calcext:value-type="float">
            <text:p>( 357,29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280.9967587884" calcext:value-type="float">
            <text:p>( 4,281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715.5327946536" calcext:value-type="float">
            <text:p><text:s/>716 <text:s/></text:p>
          </table:table-cell>
          <table:table-cell table:style-name="ce42" office:value-type="float" office:value="44328.7904658912" calcext:value-type="float">
            <text:p><text:s/>44,3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041.9072285384" calcext:value-type="float">
            <text:p><text:s/>1,042 <text:s/></text:p>
          </table:table-cell>
          <table:table-cell table:style-name="ce42" office:value-type="float" office:value="227127.816700829" calcext:value-type="float">
            <text:p><text:s/>227,1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0.24" calcext:value-type="float">
            <text:p><text:s/>30 <text:s/></text:p>
          </table:table-cell>
          <table:table-cell table:style-name="ce46" office:value-type="float" office:value="106380.48" calcext:value-type="float">
            <text:p><text:s/>106,38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058.44" calcext:value-type="float">
            <text:p><text:s/>3,058 <text:s/></text:p>
          </table:table-cell>
          <table:table-cell table:style-name="ce42" office:value-type="float" office:value="253387.2" calcext:value-type="float">
            <text:p><text:s/>253,3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41.92" calcext:value-type="float">
            <text:p><text:s/>242 <text:s/></text:p>
          </table:table-cell>
          <table:table-cell table:style-name="ce42" office:value-type="float" office:value="33222.72" calcext:value-type="float">
            <text:p><text:s/>33,2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021.88" calcext:value-type="float">
            <text:p><text:s/>2,022 <text:s/></text:p>
          </table:table-cell>
          <table:table-cell table:style-name="ce46" office:value-type="float" office:value="91656" calcext:value-type="float">
            <text:p><text:s/>91,65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597.16" calcext:value-type="float">
            <text:p><text:s/>17,597 <text:s/></text:p>
          </table:table-cell>
          <table:table-cell table:style-name="ce42" office:value-type="float" office:value="379404.48" calcext:value-type="float">
            <text:p><text:s/>379,4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7.86" calcext:value-type="float">
            <text:p><text:s/>3,6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761.32" calcext:value-type="float">
            <text:p><text:s/>14,761 <text:s/></text:p>
          </table:table-cell>
          <table:table-cell table:style-name="ce42" office:value-type="float" office:value="62370.24" calcext:value-type="float">
            <text:p><text:s/>62,3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3.86" calcext:value-type="float">
            <text:p><text:s/>3,0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35.84" calcext:value-type="float">
            <text:p><text:s/>2,836 <text:s/></text:p>
          </table:table-cell>
          <table:table-cell table:style-name="ce42" office:value-type="float" office:value="317034.24" calcext:value-type="float">
            <text:p><text:s/>317,0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4" calcext:value-type="float">
            <text:p><text:s/>5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3.6" calcext:value-type="float">
            <text:p>( 34 <text:s/>)</text:p>
          </table:table-cell>
          <table:table-cell table:style-name="ce45" office:value-type="float" office:value="25507.2" calcext:value-type="float">
            <text:p>( 25,50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1" calcext:value-type="float">
            <text:p>( 21 <text:s/>)</text:p>
          </table:table-cell>
          <table:table-cell table:style-name="ce47" office:value-type="float" office:value="4176" calcext:value-type="float">
            <text:p>( 4,17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289.12" calcext:value-type="float">
            <text:p><text:s/>8,289 <text:s/></text:p>
          </table:table-cell>
          <table:table-cell table:style-name="ce42" office:value-type="float" office:value="514059.0816" calcext:value-type="float">
            <text:p><text:s/>514,0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34.7" calcext:value-type="float">
            <text:p><text:s/>12,13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851.88" calcext:value-type="float">
            <text:p><text:s/>6,852 <text:s/></text:p>
          </table:table-cell>
          <table:table-cell table:style-name="ce42" office:value-type="float" office:value="448849.1616" calcext:value-type="float">
            <text:p><text:s/>448,8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34.7" calcext:value-type="float">
            <text:p><text:s/>12,13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437.24" calcext:value-type="float">
            <text:p><text:s/>1,437 <text:s/></text:p>
          </table:table-cell>
          <table:table-cell table:style-name="ce42" office:value-type="float" office:value="65209.92" calcext:value-type="float">
            <text:p><text:s/>65,2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4" calcext:value-type="float">
            <text:p>( 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574.6" calcext:value-type="float">
            <text:p><text:s/>2,575 <text:s/></text:p>
          </table:table-cell>
          <table:table-cell table:style-name="ce42" office:value-type="float" office:value="84984" calcext:value-type="float">
            <text:p><text:s/>84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965.16" calcext:value-type="float">
            <text:p><text:s/>965 <text:s/></text:p>
          </table:table-cell>
          <table:table-cell table:style-name="ce46" office:value-type="float" office:value="155948.16" calcext:value-type="float">
            <text:p><text:s/>155,94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4681.72" calcext:value-type="float">
            <text:p><text:s/>24,682 <text:s/></text:p>
          </table:table-cell>
          <table:table-cell table:style-name="ce42" office:value-type="float" office:value="310722.682663046" calcext:value-type="float">
            <text:p><text:s/>310,7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903.52" calcext:value-type="float">
            <text:p><text:s/>5,904 <text:s/></text:p>
          </table:table-cell>
          <table:table-cell table:style-name="ce42" office:value-type="float" office:value="82575.36" calcext:value-type="float">
            <text:p><text:s/>82,5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921.92" calcext:value-type="float">
            <text:p><text:s/>1,922 <text:s/></text:p>
          </table:table-cell>
          <table:table-cell table:style-name="ce42" office:value-type="float" office:value="122836.8" calcext:value-type="float">
            <text:p><text:s/>122,8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83.2751133372" calcext:value-type="float">
            <text:p><text:s/>383 <text:s/></text:p>
          </table:table-cell>
          <table:table-cell table:style-name="ce42" office:value-type="float" office:value="31.68" calcext:value-type="float">
            <text:p><text:s/>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2531.92" calcext:value-type="float">
            <text:p><text:s/>52,532 <text:s/></text:p>
          </table:table-cell>
          <table:table-cell table:style-name="ce42" office:value-type="float" office:value="80924.16" calcext:value-type="float">
            <text:p><text:s/>80,9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05.584736" calcext:value-type="float">
            <text:p><text:s/>4,60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624191.76" calcext:value-type="float">
            <text:p><text:s/>3,624,192 <text:s/></text:p>
          </table:table-cell>
          <table:table-cell table:style-name="ce42" office:value-type="float" office:value="202417.92" calcext:value-type="float">
            <text:p><text:s/>202,4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407603.64" calcext:value-type="float">
            <text:p><text:s/>3,407,60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7756.32" calcext:value-type="float">
            <text:p><text:s/>37,75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78831.8" calcext:value-type="float">
            <text:p><text:s/>178,832 <text:s/></text:p>
          </table:table-cell>
          <table:table-cell table:style-name="ce42" office:value-type="float" office:value="202417.92" calcext:value-type="float">
            <text:p><text:s/>202,4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63996.8" calcext:value-type="float">
            <text:p><text:s/>763,997 <text:s/></text:p>
          </table:table-cell>
          <table:table-cell table:style-name="ce42" office:value-type="float" office:value="27150.72" calcext:value-type="float">
            <text:p><text:s/>27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45.96" calcext:value-type="float">
            <text:p><text:s/>646 <text:s/></text:p>
          </table:table-cell>
          <table:table-cell table:style-name="ce42" office:value-type="float" office:value="1629.12" calcext:value-type="float">
            <text:p><text:s/>1,6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63350.84" calcext:value-type="float">
            <text:p><text:s/>763,351 <text:s/></text:p>
          </table:table-cell>
          <table:table-cell table:style-name="ce43" office:value-type="float" office:value="25521.6" calcext:value-type="float">
            <text:p><text:s/>25,52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82266.36" calcext:value-type="float">
            <text:p><text:s/>382,266 <text:s/></text:p>
          </table:table-cell>
          <table:table-cell table:style-name="ce42" office:value-type="float" office:value="295912.32" calcext:value-type="float">
            <text:p><text:s/>295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6092.24" calcext:value-type="float">
            <text:p><text:s/>76,092 <text:s/></text:p>
          </table:table-cell>
          <table:table-cell table:style-name="ce42" office:value-type="float" office:value="218215.68" calcext:value-type="float">
            <text:p><text:s/>218,2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912.68" calcext:value-type="float">
            <text:p><text:s/>1,913 <text:s/></text:p>
          </table:table-cell>
          <table:table-cell table:style-name="ce42" office:value-type="float" office:value="5650.56" calcext:value-type="float">
            <text:p><text:s/>5,6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428.12" calcext:value-type="float">
            <text:p><text:s/>7,428 <text:s/></text:p>
          </table:table-cell>
          <table:table-cell table:style-name="ce42" office:value-type="float" office:value="347.52" calcext:value-type="float">
            <text:p><text:s/>3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489.36" calcext:value-type="float">
            <text:p><text:s/>3,48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551.08" calcext:value-type="float">
            <text:p><text:s/>2,551 <text:s/></text:p>
          </table:table-cell>
          <table:table-cell table:style-name="ce42" office:value-type="float" office:value="1890.24" calcext:value-type="float">
            <text:p><text:s/>1,8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2326.6" calcext:value-type="float">
            <text:p><text:s/>202,327 <text:s/></text:p>
          </table:table-cell>
          <table:table-cell table:style-name="ce42" office:value-type="float" office:value="6212.16" calcext:value-type="float">
            <text:p><text:s/>6,2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8466.28" calcext:value-type="float">
            <text:p><text:s/>88,466 <text:s/></text:p>
          </table:table-cell>
          <table:table-cell table:style-name="ce43" office:value-type="float" office:value="63596.16" calcext:value-type="float">
            <text:p><text:s/>63,59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754.56" calcext:value-type="float">
            <text:p><text:s/>336,755 <text:s/></text:p>
          </table:table-cell>
          <table:table-cell table:style-name="ce42" office:value-type="float" office:value="530104" calcext:value-type="float">
            <text:p><text:s/>530,104 <text:s/></text:p>
          </table:table-cell>
          <table:table-cell table:style-name="ce42" office:value-type="float" office:value="868232.127323406" calcext:value-type="float">
            <text:p><text:s/>868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12.7" calcext:value-type="float">
            <text:p><text:s/>25,613 <text:s/></text:p>
          </table:table-cell>
          <table:table-cell table:style-name="ce42" office:value-type="float" office:value="1186030.374" calcext:value-type="float">
            <text:p><text:s/>1,186,0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754.56" calcext:value-type="float">
            <text:p><text:s/>336,755 <text:s/></text:p>
          </table:table-cell>
          <table:table-cell table:style-name="ce42" office:value-type="float" office:value="530104" calcext:value-type="float">
            <text:p><text:s/>530,104 <text:s/></text:p>
          </table:table-cell>
          <table:table-cell table:style-name="ce42" office:value-type="float" office:value="868232.127323406" calcext:value-type="float">
            <text:p><text:s/>868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12.7" calcext:value-type="float">
            <text:p><text:s/>25,613 <text:s/></text:p>
          </table:table-cell>
          <table:table-cell table:style-name="ce42" office:value-type="float" office:value="1186030.374" calcext:value-type="float">
            <text:p><text:s/>1,186,0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70728.622895764" calcext:value-type="float">
            <text:p><text:s/>770,729 <text:s/></text:p>
          </table:table-cell>
          <table:table-cell table:style-name="ce42" office:value-type="float" office:value="20123662.1506242" calcext:value-type="float">
            <text:p><text:s/>20,123,6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52.953263" calcext:value-type="float">
            <text:p><text:s/>47,05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02804.615413764" calcext:value-type="float">
            <text:p><text:s/>602,805 <text:s/></text:p>
          </table:table-cell>
          <table:table-cell table:style-name="ce42" office:value-type="float" office:value="15426243.3465862" calcext:value-type="float">
            <text:p><text:s/>15,426,2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517.138665" calcext:value-type="float">
            <text:p><text:s/>97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67924.007482" calcext:value-type="float">
            <text:p><text:s/>167,924 <text:s/></text:p>
          </table:table-cell>
          <table:table-cell table:style-name="ce42" office:value-type="float" office:value="4599901.665373" calcext:value-type="float">
            <text:p><text:s/>4,599,9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52.953263" calcext:value-type="float">
            <text:p><text:s/>47,05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27.512823" calcext:value-type="float">
            <text:p><text:s/>7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527.512823" calcext:value-type="float">
            <text:p><text:s/>7,5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09463.2" calcext:value-type="float">
            <text:p><text:s/>709,46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173874.9012464" calcext:value-type="float">
            <text:p><text:s/>1,173,875 <text:s/></text:p>
          </table:table-cell>
          <table:table-cell table:style-name="ce41" office:value-type="float" office:value="282372.60438" calcext:value-type="float">
            <text:p><text:s/>282,373 <text:s/></text:p>
          </table:table-cell>
          <table:table-cell table:style-name="ce41" office:value-type="float" office:value="248688.4239" calcext:value-type="float">
            <text:p><text:s/>248,68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3684.18048" calcext:value-type="float">
            <text:p><text:s/>33,684 <text:s/></text:p>
          </table:table-cell>
          <table:table-cell table:style-name="ce41" office:value-type="float" office:value="891502.2968664" calcext:value-type="float">
            <text:p><text:s/>891,5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300633.6" calcext:value-type="float">
            <text:p><text:s/>6,300,6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00633.6" calcext:value-type="float">
            <text:p><text:s/>6,300,6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0209.6072" calcext:value-type="float">
            <text:p><text:s/>-50,210 <text:s/></text:p>
          </table:table-cell>
          <table:table-cell table:style-name="ce42" office:value-type="float" office:value="-36839.2072" calcext:value-type="float">
            <text:p><text:s/>-36,839 <text:s/></text:p>
          </table:table-cell>
          <table:table-cell table:style-name="ce42" office:value-type="float" office:value="-13370.4" calcext:value-type="float">
            <text:p><text:s/>-13,3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060306.4072" calcext:value-type="float">
            <text:p><text:s/>7,060,306 <text:s/></text:p>
          </table:table-cell>
          <table:table-cell table:style-name="ce43" office:value-type="float" office:value="746302.4072" calcext:value-type="float">
            <text:p><text:s/>746,302 <text:s/></text:p>
          </table:table-cell>
          <table:table-cell table:style-name="ce43" office:value-type="float" office:value="6314004" calcext:value-type="float">
            <text:p><text:s/>6,314,004 <text:s/></text:p>
          </table:table-cell>
          <table:table-cell table:style-name="ce43" office:value-type="float" office:value="1173874.9012464" calcext:value-type="float">
            <text:p><text:s/>1,173,875 <text:s/></text:p>
          </table:table-cell>
          <table:table-cell table:style-name="ce43" office:value-type="float" office:value="282372.60438" calcext:value-type="float">
            <text:p><text:s/>282,373 <text:s/></text:p>
          </table:table-cell>
          <table:table-cell table:style-name="ce43" office:value-type="float" office:value="248688.4239" calcext:value-type="float">
            <text:p><text:s/>248,68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3684.18048" calcext:value-type="float">
            <text:p><text:s/>33,684 <text:s/></text:p>
          </table:table-cell>
          <table:table-cell table:style-name="ce43" office:value-type="float" office:value="891502.2968664" calcext:value-type="float">
            <text:p><text:s/>891,5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323097.6" calcext:value-type="float">
            <text:p><text:s/>6,323,0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23097.6" calcext:value-type="float">
            <text:p><text:s/>6,323,0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3" table:style-name="ce43" office:value-type="float" office:value="0.000000000009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878325.32732044" calcext:value-type="float">
            <text:p><text:s/>4,878,325 <text:s/></text:p>
          </table:table-cell>
          <table:table-cell table:style-name="ce42" office:value-type="float" office:value="108608.034676944" calcext:value-type="float">
            <text:p><text:s/>108,608 <text:s/></text:p>
          </table:table-cell>
          <table:table-cell table:style-name="ce42" office:value-type="float" office:value="4769717.29264349" calcext:value-type="float">
            <text:p><text:s/>4,769,717 <text:s/></text:p>
          </table:table-cell>
          <table:table-cell table:style-name="ce42" office:value-type="float" office:value="806462.364327574" calcext:value-type="float">
            <text:p><text:s/>806,462 <text:s/></text:p>
          </table:table-cell>
          <table:table-cell table:style-name="ce42" office:value-type="float" office:value="90954.7163525188" calcext:value-type="float">
            <text:p><text:s/>90,955 <text:s/></text:p>
          </table:table-cell>
          <table:table-cell table:style-name="ce42" office:value-type="float" office:value="64007.3719685188" calcext:value-type="float">
            <text:p><text:s/>64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47.344384" calcext:value-type="float">
            <text:p><text:s/>26,947 <text:s/></text:p>
          </table:table-cell>
          <table:table-cell table:style-name="ce42" office:value-type="float" office:value="715507.647975055" calcext:value-type="float">
            <text:p><text:s/>715,5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75185.9" calcext:value-type="float">
            <text:p><text:s/>4,675,1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75185.9" calcext:value-type="float">
            <text:p><text:s/>4,675,1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05988.8072" calcext:value-type="float">
            <text:p><text:s/>105,9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32.111" calcext:value-type="float">
            <text:p><text:s/>11,5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32.111" calcext:value-type="float">
            <text:p><text:s/>11,5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7150.620120435" calcext:value-type="float">
            <text:p><text:s/>97,151 <text:s/></text:p>
          </table:table-cell>
          <table:table-cell table:style-name="ce43" office:value-type="float" office:value="2619.227476944" calcext:value-type="float">
            <text:p><text:s/>2,619 <text:s/></text:p>
          </table:table-cell>
          <table:table-cell table:style-name="ce43" office:value-type="float" office:value="94531.392643491" calcext:value-type="float">
            <text:p><text:s/>94,531 <text:s/></text:p>
          </table:table-cell>
          <table:table-cell table:style-name="ce43" office:value-type="float" office:value="794930.253327574" calcext:value-type="float">
            <text:p><text:s/>794,930 <text:s/></text:p>
          </table:table-cell>
          <table:table-cell table:style-name="ce43" office:value-type="float" office:value="90954.7163525188" calcext:value-type="float">
            <text:p><text:s/>90,955 <text:s/></text:p>
          </table:table-cell>
          <table:table-cell table:style-name="ce43" office:value-type="float" office:value="64007.3719685188" calcext:value-type="float">
            <text:p><text:s/>64,0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947.344384" calcext:value-type="float">
            <text:p><text:s/>26,947 <text:s/></text:p>
          </table:table-cell>
          <table:table-cell table:style-name="ce43" office:value-type="float" office:value="703975.536975055" calcext:value-type="float">
            <text:p><text:s/>703,9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284089.9" calcext:value-type="float">
            <text:p><text:s/>6,284,090 <text:s/></text:p>
          </table:table-cell>
          <table:table-cell table:style-name="ce42" office:value-type="float" office:value="411529.6" calcext:value-type="float">
            <text:p><text:s/>411,530 <text:s/></text:p>
          </table:table-cell>
          <table:table-cell table:style-name="ce42" office:value-type="float" office:value="5872560.3" calcext:value-type="float">
            <text:p><text:s/>5,872,5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284089.9" calcext:value-type="float">
            <text:p><text:s/>6,284,090 <text:s/></text:p>
          </table:table-cell>
          <table:table-cell table:style-name="ce43" office:value-type="float" office:value="411529.6" calcext:value-type="float">
            <text:p><text:s/>411,530 <text:s/></text:p>
          </table:table-cell>
          <table:table-cell table:style-name="ce43" office:value-type="float" office:value="5872560.3" calcext:value-type="float">
            <text:p><text:s/>5,872,56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39563.847423518" calcext:value-type="float">
            <text:p><text:s/>439,564 <text:s/></text:p>
          </table:table-cell>
          <table:table-cell table:style-name="ce42" office:value-type="float" office:value="7872.372" calcext:value-type="float">
            <text:p><text:s/>7,872 <text:s/></text:p>
          </table:table-cell>
          <table:table-cell table:style-name="ce42" office:value-type="float" office:value="431691.475423518" calcext:value-type="float">
            <text:p><text:s/>431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38809.875423518" calcext:value-type="float">
            <text:p><text:s/>438,810 <text:s/></text:p>
          </table:table-cell>
          <table:table-cell table:style-name="ce42" office:value-type="float" office:value="7118.4" calcext:value-type="float">
            <text:p><text:s/>7,118 <text:s/></text:p>
          </table:table-cell>
          <table:table-cell table:style-name="ce42" office:value-type="float" office:value="431691.475423518" calcext:value-type="float">
            <text:p><text:s/>431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753.972" calcext:value-type="float">
            <text:p><text:s/>7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03409.53245605" calcext:value-type="float">
            <text:p><text:s/>1,703,410 <text:s/></text:p>
          </table:table-cell>
          <table:table-cell table:style-name="ce44" office:value-type="float" office:value="1041351.60052306" calcext:value-type="float">
            <text:p><text:s/>1,041,352 <text:s/></text:p>
          </table:table-cell>
          <table:table-cell table:style-name="ce44" office:value-type="float" office:value="662057.931932991" calcext:value-type="float">
            <text:p><text:s/>662,058 <text:s/></text:p>
          </table:table-cell>
          <table:table-cell table:style-name="ce44" office:value-type="float" office:value="367412.536918826" calcext:value-type="float">
            <text:p><text:s/>367,413 <text:s/></text:p>
          </table:table-cell>
          <table:table-cell table:style-name="ce44" office:value-type="float" office:value="191417.888027481" calcext:value-type="float">
            <text:p><text:s/>191,418 <text:s/></text:p>
          </table:table-cell>
          <table:table-cell table:style-name="ce44" office:value-type="float" office:value="184681.051931481" calcext:value-type="float">
            <text:p><text:s/>184,6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736.836096" calcext:value-type="float">
            <text:p><text:s/>6,737 <text:s/></text:p>
          </table:table-cell>
          <table:table-cell table:style-name="ce44" office:value-type="float" office:value="175994.648891345" calcext:value-type="float">
            <text:p><text:s/>175,99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699973.53245605" calcext:value-type="float">
            <text:p><text:s/>1,699,974 <text:s/></text:p>
          </table:table-cell>
          <table:table-cell table:style-name="ce44" office:value-type="float" office:value="1037915.60052306" calcext:value-type="float">
            <text:p><text:s/>1,037,916 <text:s/></text:p>
          </table:table-cell>
          <table:table-cell table:style-name="ce44" office:value-type="float" office:value="662057.931932991" calcext:value-type="float">
            <text:p><text:s/>662,058 <text:s/></text:p>
          </table:table-cell>
          <table:table-cell table:style-name="ce44" office:value-type="float" office:value="367412.536918826" calcext:value-type="float">
            <text:p><text:s/>367,413 <text:s/></text:p>
          </table:table-cell>
          <table:table-cell table:style-name="ce44" office:value-type="float" office:value="191417.888027481" calcext:value-type="float">
            <text:p><text:s/>191,418 <text:s/></text:p>
          </table:table-cell>
          <table:table-cell table:style-name="ce44" office:value-type="float" office:value="184681.051931481" calcext:value-type="float">
            <text:p><text:s/>184,68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736.836096" calcext:value-type="float">
            <text:p><text:s/>6,737 <text:s/></text:p>
          </table:table-cell>
          <table:table-cell table:style-name="ce44" office:value-type="float" office:value="175994.648891345" calcext:value-type="float">
            <text:p><text:s/>175,9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78669.146856047" calcext:value-type="float">
            <text:p><text:s/>878,669 <text:s/></text:p>
          </table:table-cell>
          <table:table-cell table:style-name="ce42" office:value-type="float" office:value="296334.114923056" calcext:value-type="float">
            <text:p><text:s/>296,334 <text:s/></text:p>
          </table:table-cell>
          <table:table-cell table:style-name="ce42" office:value-type="float" office:value="582335.031932991" calcext:value-type="float">
            <text:p><text:s/>582,335 <text:s/></text:p>
          </table:table-cell>
          <table:table-cell table:style-name="ce42" office:value-type="float" office:value="367412.536918826" calcext:value-type="float">
            <text:p><text:s/>367,413 <text:s/></text:p>
          </table:table-cell>
          <table:table-cell table:style-name="ce42" office:value-type="float" office:value="191417.888027481" calcext:value-type="float">
            <text:p><text:s/>191,418 <text:s/></text:p>
          </table:table-cell>
          <table:table-cell table:style-name="ce42" office:value-type="float" office:value="184681.051931481" calcext:value-type="float">
            <text:p><text:s/>184,6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36.836096" calcext:value-type="float">
            <text:p><text:s/>6,737 <text:s/></text:p>
          </table:table-cell>
          <table:table-cell table:style-name="ce42" office:value-type="float" office:value="175994.648891345" calcext:value-type="float">
            <text:p><text:s/>175,9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50.4" calcext:value-type="float">
            <text:p><text:s/>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160.505656992" calcext:value-type="float">
            <text:p><text:s/>26,161 <text:s/></text:p>
          </table:table-cell>
          <table:table-cell table:style-name="ce42" office:value-type="float" office:value="25957.105656992" calcext:value-type="float">
            <text:p><text:s/>25,957 <text:s/></text:p>
          </table:table-cell>
          <table:table-cell table:style-name="ce42" office:value-type="float" office:value="203.4" calcext:value-type="float">
            <text:p><text:s/>203 <text:s/></text:p>
          </table:table-cell>
          <table:table-cell table:number-columns-repeated="3" table:style-name="ce42" office:value-type="float" office:value="61722.9063230268" calcext:value-type="float">
            <text:p><text:s/>61,7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8574.2" calcext:value-type="float">
            <text:p><text:s/>28,574 <text:s/></text:p>
          </table:table-cell>
          <table:table-cell table:style-name="ce42" office:value-type="float" office:value="25278.4" calcext:value-type="float">
            <text:p><text:s/>25,278 <text:s/></text:p>
          </table:table-cell>
          <table:table-cell table:style-name="ce42" office:value-type="float" office:value="3295.8" calcext:value-type="float">
            <text:p><text:s/>3,2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03.4" calcext:value-type="float">
            <text:p><text:s/>2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.4" calcext:value-type="float">
            <text:p><text:s/>2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4715.409266064" calcext:value-type="float">
            <text:p><text:s/>4,715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22958.145608454" calcext:value-type="float">
            <text:p><text:s/>122,9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2691.046332991" calcext:value-type="float">
            <text:p><text:s/>82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691.046332991" calcext:value-type="float">
            <text:p><text:s/>82,691 <text:s/></text:p>
          </table:table-cell>
          <table:table-cell table:style-name="ce42" office:value-type="float" office:value="25.1877192192" calcext:value-type="float">
            <text:p><text:s/>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1877192192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2691.046332991" calcext:value-type="float">
            <text:p><text:s/>82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691.046332991" calcext:value-type="float">
            <text:p><text:s/>82,691 <text:s/></text:p>
          </table:table-cell>
          <table:table-cell table:style-name="ce42" office:value-type="float" office:value="25.1877192192" calcext:value-type="float">
            <text:p><text:s/>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1877192192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.1877192192" calcext:value-type="float">
            <text:p>( 2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5.1877192192" calcext:value-type="float">
            <text:p>( 2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2691.046332991" calcext:value-type="float">
            <text:p>( 82,69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2691.046332991" calcext:value-type="float">
            <text:p>( 82,69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738.9" calcext:value-type="float">
            <text:p><text:s/>5,739 <text:s/></text:p>
          </table:table-cell>
          <table:table-cell table:style-name="ce42" office:value-type="float" office:value="4445.6" calcext:value-type="float">
            <text:p><text:s/>4,446 <text:s/></text:p>
          </table:table-cell>
          <table:table-cell table:style-name="ce42" office:value-type="float" office:value="1293.3" calcext:value-type="float">
            <text:p><text:s/>1,2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988.9" calcext:value-type="float">
            <text:p><text:s/>2,9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8.9" calcext:value-type="float">
            <text:p><text:s/>2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603.4" calcext:value-type="float">
            <text:p><text:s/>8,603 <text:s/></text:p>
          </table:table-cell>
          <table:table-cell table:style-name="ce46" office:value-type="float" office:value="1329.6" calcext:value-type="float">
            <text:p><text:s/>1,330 <text:s/></text:p>
          </table:table-cell>
          <table:table-cell table:style-name="ce46" office:value-type="float" office:value="7273.8" calcext:value-type="float">
            <text:p><text:s/>7,27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5993.1" calcext:value-type="float">
            <text:p><text:s/>175,993 <text:s/></text:p>
          </table:table-cell>
          <table:table-cell table:style-name="ce42" office:value-type="float" office:value="138687.2" calcext:value-type="float">
            <text:p><text:s/>138,687 <text:s/></text:p>
          </table:table-cell>
          <table:table-cell table:style-name="ce42" office:value-type="float" office:value="37305.9" calcext:value-type="float">
            <text:p><text:s/>37,3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75993.1" calcext:value-type="float">
            <text:p><text:s/>175,993 <text:s/></text:p>
          </table:table-cell>
          <table:table-cell table:style-name="ce42" office:value-type="float" office:value="138687.2" calcext:value-type="float">
            <text:p><text:s/>138,687 <text:s/></text:p>
          </table:table-cell>
          <table:table-cell table:style-name="ce42" office:value-type="float" office:value="37305.9" calcext:value-type="float">
            <text:p><text:s/>37,3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52416" calcext:value-type="float">
            <text:p>( 52,41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0571.2" calcext:value-type="float">
            <text:p>( 40,57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5835.3" calcext:value-type="float">
            <text:p><text:s/>185,835 <text:s/></text:p>
          </table:table-cell>
          <table:table-cell table:style-name="ce42" office:value-type="float" office:value="9038.4" calcext:value-type="float">
            <text:p><text:s/>9,038 <text:s/></text:p>
          </table:table-cell>
          <table:table-cell table:style-name="ce42" office:value-type="float" office:value="176796.9" calcext:value-type="float">
            <text:p><text:s/>176,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1736.1" calcext:value-type="float">
            <text:p><text:s/>181,736 <text:s/></text:p>
          </table:table-cell>
          <table:table-cell table:style-name="ce42" office:value-type="float" office:value="4939.2" calcext:value-type="float">
            <text:p><text:s/>4,939 <text:s/></text:p>
          </table:table-cell>
          <table:table-cell table:style-name="ce42" office:value-type="float" office:value="176796.9" calcext:value-type="float">
            <text:p><text:s/>176,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4099.2" calcext:value-type="float">
            <text:p><text:s/>4,0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8735.5" calcext:value-type="float">
            <text:p><text:s/>18,736 <text:s/></text:p>
          </table:table-cell>
          <table:table-cell table:style-name="ce42" office:value-type="float" office:value="8091.2" calcext:value-type="float">
            <text:p><text:s/>8,091 <text:s/></text:p>
          </table:table-cell>
          <table:table-cell table:style-name="ce42" office:value-type="float" office:value="10644.3" calcext:value-type="float">
            <text:p><text:s/>10,6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631.2" calcext:value-type="float">
            <text:p><text:s/>1,63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6000.3" calcext:value-type="float">
            <text:p><text:s/>166,000 <text:s/></text:p>
          </table:table-cell>
          <table:table-cell table:style-name="ce42" office:value-type="float" office:value="65917.6" calcext:value-type="float">
            <text:p><text:s/>65,918 <text:s/></text:p>
          </table:table-cell>
          <table:table-cell table:style-name="ce42" office:value-type="float" office:value="100082.7" calcext:value-type="float">
            <text:p><text:s/>100,0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70094" calcext:value-type="float">
            <text:p><text:s/>170,094 <text:s/></text:p>
          </table:table-cell>
          <table:table-cell table:style-name="ce42" office:value-type="float" office:value="10538.4" calcext:value-type="float">
            <text:p><text:s/>10,538 <text:s/></text:p>
          </table:table-cell>
          <table:table-cell table:style-name="ce42" office:value-type="float" office:value="159555.6" calcext:value-type="float">
            <text:p><text:s/>159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653.6" calcext:value-type="float">
            <text:p><text:s/>6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-0.0144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144" calcext:value-type="float">
            <text:p><text:s/>-0 <text:s/></text:p>
          </table:table-cell>
          <table:table-cell table:style-name="ce42" office:value-type="float" office:value="182706.297268126" calcext:value-type="float">
            <text:p><text:s/>182,706 <text:s/></text:p>
          </table:table-cell>
          <table:table-cell table:style-name="ce42" office:value-type="float" office:value="6736.836096" calcext:value-type="float">
            <text:p><text:s/>6,7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36.836096" calcext:value-type="float">
            <text:p><text:s/>6,737 <text:s/></text:p>
          </table:table-cell>
          <table:table-cell table:style-name="ce42" office:value-type="float" office:value="175969.461172126" calcext:value-type="float">
            <text:p><text:s/>175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6371.6856" calcext:value-type="float">
            <text:p><text:s/>186,372 <text:s/></text:p>
          </table:table-cell>
          <table:table-cell table:style-name="ce42" office:value-type="float" office:value="155816.6856" calcext:value-type="float">
            <text:p><text:s/>155,817 <text:s/></text:p>
          </table:table-cell>
          <table:table-cell table:style-name="ce42" office:value-type="float" office:value="30555" calcext:value-type="float">
            <text:p><text:s/>30,5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56826.7856" calcext:value-type="float">
            <text:p><text:s/>156,827 <text:s/></text:p>
          </table:table-cell>
          <table:table-cell table:style-name="ce42" office:value-type="float" office:value="134617.4856" calcext:value-type="float">
            <text:p><text:s/>134,617 <text:s/></text:p>
          </table:table-cell>
          <table:table-cell table:style-name="ce42" office:value-type="float" office:value="22209.3" calcext:value-type="float">
            <text:p><text:s/>22,2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458.5" calcext:value-type="float">
            <text:p><text:s/>27,459 <text:s/></text:p>
          </table:table-cell>
          <table:table-cell table:style-name="ce42" office:value-type="float" office:value="19170.4" calcext:value-type="float">
            <text:p><text:s/>19,170 <text:s/></text:p>
          </table:table-cell>
          <table:table-cell table:style-name="ce42" office:value-type="float" office:value="8288.1" calcext:value-type="float">
            <text:p><text:s/>8,2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086.4" calcext:value-type="float">
            <text:p><text:s/>2,086 <text:s/></text:p>
          </table:table-cell>
          <table:table-cell table:style-name="ce43" office:value-type="float" office:value="2028.8" calcext:value-type="float">
            <text:p><text:s/>2,029 <text:s/></text:p>
          </table:table-cell>
          <table:table-cell table:style-name="ce43" office:value-type="float" office:value="57.6" calcext:value-type="float">
            <text:p><text:s/>5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34932.7" calcext:value-type="float">
            <text:p><text:s/>634,933 <text:s/></text:p>
          </table:table-cell>
          <table:table-cell table:style-name="ce44" office:value-type="float" office:value="585764.8" calcext:value-type="float">
            <text:p><text:s/>585,765 <text:s/></text:p>
          </table:table-cell>
          <table:table-cell table:style-name="ce44" office:value-type="float" office:value="49167.9" calcext:value-type="float">
            <text:p><text:s/>49,16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436" calcext:value-type="float">
            <text:p><text:s/>3,4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436" calcext:value-type="float">
            <text:p><text:s/>3,4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234208.969726" calcext:value-type="float">
            <text:p><text:s/>26,234,209 <text:s/></text:p>
          </table:table-cell>
          <table:table-cell table:style-name="ce42" office:value-type="float" office:value="699052.283156" calcext:value-type="float">
            <text:p><text:s/>699,052 <text:s/></text:p>
          </table:table-cell>
          <table:table-cell table:style-name="ce42" office:value-type="float" office:value="25535156.68657" calcext:value-type="float">
            <text:p><text:s/>25,535,157 <text:s/></text:p>
          </table:table-cell>
          <table:table-cell table:style-name="ce42" office:value-type="float" office:value="2787701.094876" calcext:value-type="float">
            <text:p><text:s/>2,787,701 <text:s/></text:p>
          </table:table-cell>
          <table:table-cell table:style-name="ce42" office:value-type="float" office:value="410969.347072" calcext:value-type="float">
            <text:p><text:s/>410,969 <text:s/></text:p>
          </table:table-cell>
          <table:table-cell table:style-name="ce42" office:value-type="float" office:value="298374.347072" calcext:value-type="float">
            <text:p><text:s/>298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595" calcext:value-type="float">
            <text:p><text:s/>112,595 <text:s/></text:p>
          </table:table-cell>
          <table:table-cell table:style-name="ce42" office:value-type="float" office:value="2376731.747804" calcext:value-type="float">
            <text:p><text:s/>2,376,7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5005152.27" calcext:value-type="float">
            <text:p><text:s/>25,005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05152.27" calcext:value-type="float">
            <text:p><text:s/>25,005,1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666692" calcext:value-type="float">
            <text:p><text:s/>666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178.381552" calcext:value-type="float">
            <text:p><text:s/>35,1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178.381552" calcext:value-type="float">
            <text:p><text:s/>35,1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62364.699726" calcext:value-type="float">
            <text:p><text:s/>562,365 <text:s/></text:p>
          </table:table-cell>
          <table:table-cell table:style-name="ce42" office:value-type="float" office:value="32360.283156" calcext:value-type="float">
            <text:p><text:s/>32,360 <text:s/></text:p>
          </table:table-cell>
          <table:table-cell table:style-name="ce42" office:value-type="float" office:value="530004.41657" calcext:value-type="float">
            <text:p><text:s/>530,004 <text:s/></text:p>
          </table:table-cell>
          <table:table-cell table:style-name="ce42" office:value-type="float" office:value="2752522.713324" calcext:value-type="float">
            <text:p><text:s/>2,752,523 <text:s/></text:p>
          </table:table-cell>
          <table:table-cell table:style-name="ce42" office:value-type="float" office:value="410969.347072" calcext:value-type="float">
            <text:p><text:s/>410,969 <text:s/></text:p>
          </table:table-cell>
          <table:table-cell table:style-name="ce42" office:value-type="float" office:value="298374.347072" calcext:value-type="float">
            <text:p><text:s/>298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595" calcext:value-type="float">
            <text:p><text:s/>112,595 <text:s/></text:p>
          </table:table-cell>
          <table:table-cell table:style-name="ce42" office:value-type="float" office:value="2341553.366252" calcext:value-type="float">
            <text:p><text:s/>2,341,5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81.069604" calcext:value-type="float">
            <text:p><text:s/>48,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481.069604" calcext:value-type="float">
            <text:p><text:s/>48,48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481.069604" calcext:value-type="float">
            <text:p><text:s/>48,4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8481.069604" calcext:value-type="float">
            <text:p><text:s/>48,48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8985.493998" calcext:value-type="float">
            <text:p><text:s/>238,98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9.928" calcext:value-type="float">
            <text:p><text:s/>30 <text:s/></text:p>
          </table:table-cell>
          <table:table-cell table:style-name="ce41" office:value-type="float" office:value="1365.645514" calcext:value-type="float">
            <text:p><text:s/>1,366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307491.0747426" calcext:value-type="float">
            <text:p><text:s/>10,307,4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307491.0747426" calcext:value-type="float">
            <text:p><text:s/>10,307,491 <text:s/></text:p>
          </table:table-cell>
          <table:table-cell table:style-name="ce43" office:value-type="float" office:value="238985.493998" calcext:value-type="float">
            <text:p><text:s/>238,98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9.928" calcext:value-type="float">
            <text:p><text:s/>30 <text:s/></text:p>
          </table:table-cell>
          <table:table-cell table:style-name="ce43" office:value-type="float" office:value="1365.645514" calcext:value-type="float">
            <text:p><text:s/>1,36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20103.68668734" calcext:value-type="float">
            <text:p><text:s/>-20,10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307491.0747426" calcext:value-type="float">
            <text:p><text:s/>10,307,491 <text:s/></text:p>
          </table:table-cell>
          <table:table-cell table:style-name="ce42" office:value-type="float" office:value="546934.266736" calcext:value-type="float">
            <text:p><text:s/>546,9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.928" calcext:value-type="float">
            <text:p><text:s/>30 <text:s/></text:p>
          </table:table-cell>
          <table:table-cell table:style-name="ce42" office:value-type="float" office:value="1365.645514" calcext:value-type="float">
            <text:p><text:s/>1,3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07491.0747426" calcext:value-type="float">
            <text:p><text:s/>10,307,491 <text:s/></text:p>
          </table:table-cell>
          <table:table-cell table:style-name="ce42" office:value-type="float" office:value="546934.266736" calcext:value-type="float">
            <text:p><text:s/>546,9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6.893358" calcext:value-type="float">
            <text:p><text:s/>6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.928" calcext:value-type="float">
            <text:p><text:s/>30 <text:s/></text:p>
          </table:table-cell>
          <table:table-cell table:style-name="ce42" office:value-type="float" office:value="688.752156" calcext:value-type="float">
            <text:p><text:s/>6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948.772738" calcext:value-type="float">
            <text:p><text:s/>307,9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99284.429748" calcext:value-type="float">
            <text:p><text:s/>17,099,28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948.772738" calcext:value-type="float">
            <text:p><text:s/>307,9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99284.429748" calcext:value-type="float">
            <text:p><text:s/>17,099,28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8609.025274" calcext:value-type="float">
            <text:p><text:s/>1,558,60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0.316514" calcext:value-type="float">
            <text:p><text:s/>23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28.264364" calcext:value-type="float">
            <text:p><text:s/>4,12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133.665442" calcext:value-type="float">
            <text:p><text:s/>272,13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9343.326828" calcext:value-type="float">
            <text:p><text:s/>749,3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993.173002" calcext:value-type="float">
            <text:p><text:s/>399,99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805.906942" calcext:value-type="float">
            <text:p><text:s/>84,806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7974.372182" calcext:value-type="float">
            <text:p><text:s/>47,97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57225.698968" calcext:value-type="float">
            <text:p><text:s/>757,22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4803553.3921933" calcext:value-type="float">
            <text:p><text:s/>14,803,55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4803553.3921933" calcext:value-type="float">
            <text:p><text:s/>14,803,5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86649.37041134" calcext:value-type="float">
            <text:p><text:s/>8,086,6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15.83391" calcext:value-type="float">
            <text:p><text:s/>27,2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5554.959172" calcext:value-type="float">
            <text:p><text:s/>285,5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9977.344826" calcext:value-type="float">
            <text:p><text:s/>719,9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96.985754" calcext:value-type="float">
            <text:p><text:s/>26,9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954.047612" calcext:value-type="float">
            <text:p><text:s/>38,9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7150.765084" calcext:value-type="float">
            <text:p><text:s/>317,1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733.85278" calcext:value-type="float">
            <text:p><text:s/>37,7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4437.021244" calcext:value-type="float">
            <text:p><text:s/>1,994,4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5986.256494" calcext:value-type="float">
            <text:p><text:s/>1,065,9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974.087536" calcext:value-type="float">
            <text:p>( 11,97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24963.965356" calcext:value-type="float">
            <text:p>( 924,96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6689.876284" calcext:value-type="float">
            <text:p><text:s/>656,6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982.107846" calcext:value-type="float">
            <text:p><text:s/>244,98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778.78062" calcext:value-type="float">
            <text:p><text:s/>26,7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218.209948" calcext:value-type="float">
            <text:p><text:s/>214,2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606.112236" calcext:value-type="float">
            <text:p><text:s/>73,60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38026.304894" calcext:value-type="float">
            <text:p><text:s/>338,0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736.453966" calcext:value-type="float">
            <text:p><text:s/>353,7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623.766472" calcext:value-type="float">
            <text:p><text:s/>194,6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112.687494" calcext:value-type="float">
            <text:p><text:s/>159,1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8869.616232" calcext:value-type="float">
            <text:p>( 28,870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65094.087828" calcext:value-type="float">
            <text:p>( 65,09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3110.208256" calcext:value-type="float">
            <text:p><text:s/>1,133,1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2090.385504" calcext:value-type="float">
            <text:p><text:s/>1,042,0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019.822752" calcext:value-type="float">
            <text:p><text:s/>91,0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8309.980818" calcext:value-type="float">
            <text:p>( 48,31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6736.67064" calcext:value-type="float">
            <text:p><text:s/>416,73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9355.52441" calcext:value-type="float">
            <text:p><text:s/>119,3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0380.87217934" calcext:value-type="float">
            <text:p><text:s/>1,530,3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41890.572388" calcext:value-type="float">
            <text:p>( 941,89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563.292736" calcext:value-type="float">
            <text:p><text:s/>152,5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44.851174" calcext:value-type="float">
            <text:p><text:s/>29,2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069.053826" calcext:value-type="float">
            <text:p><text:s/>63,0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10.4852" calcext:value-type="float">
            <text:p><text:s/>169,0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70.520564" calcext:value-type="float">
            <text:p><text:s/>45,57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813.671708" calcext:value-type="float">
            <text:p><text:s/>40,8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813.671708" calcext:value-type="float">
            <text:p><text:s/>40,8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049.576046" calcext:value-type="float">
            <text:p><text:s/>200,0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015.983148" calcext:value-type="float">
            <text:p><text:s/>110,01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0033.592898" calcext:value-type="float">
            <text:p><text:s/>90,0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7618.513136" calcext:value-type="float">
            <text:p><text:s/>3,277,6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235.028688" calcext:value-type="float">
            <text:p><text:s/>461,2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349.978388" calcext:value-type="float">
            <text:p><text:s/>178,3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554.679418" calcext:value-type="float">
            <text:p><text:s/>72,5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897.257282" calcext:value-type="float">
            <text:p><text:s/>52,8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343.00615" calcext:value-type="float">
            <text:p><text:s/>112,3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982.89151" calcext:value-type="float">
            <text:p><text:s/>88,9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176.116416" calcext:value-type="float">
            <text:p><text:s/>56,1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4627.83873" calcext:value-type="float">
            <text:p><text:s/>574,6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304.275584" calcext:value-type="float">
            <text:p><text:s/>395,30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85147.44097" calcext:value-type="float">
            <text:p><text:s/>1,285,14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198422.260892" calcext:value-type="float">
            <text:p><text:s/>3,198,4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552920.471" calcext:value-type="float">
            <text:p><text:s/>39,552,920 <text:s/></text:p>
          </table:table-cell>
          <table:table-cell table:style-name="ce42" office:value-type="float" office:value="6359700.776" calcext:value-type="float">
            <text:p><text:s/>6,359,7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" calcext:value-type="float">
            <text:p><text:s/>348 <text:s/></text:p>
          </table:table-cell>
          <table:table-cell table:style-name="ce42" office:value-type="float" office:value="15879.599" calcext:value-type="float">
            <text:p><text:s/>15,8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552920.471" calcext:value-type="float">
            <text:p><text:s/>39,552,920 <text:s/></text:p>
          </table:table-cell>
          <table:table-cell table:style-name="ce42" office:value-type="float" office:value="6359700.776" calcext:value-type="float">
            <text:p><text:s/>6,359,7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70.853" calcext:value-type="float">
            <text:p><text:s/>7,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" calcext:value-type="float">
            <text:p><text:s/>348 <text:s/></text:p>
          </table:table-cell>
          <table:table-cell table:style-name="ce42" office:value-type="float" office:value="8008.746" calcext:value-type="float">
            <text:p><text:s/>8,0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5891.6" calcext:value-type="float">
            <text:p><text:s/>75,89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248558.99829591" calcext:value-type="float">
            <text:p><text:s/>2,248,559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172324.251463" calcext:value-type="float">
            <text:p><text:s/>98,172,32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61649.72239216" calcext:value-type="float">
            <text:p><text:s/>6,161,650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0596.08" calcext:value-type="float">
            <text:p><text:s/>2,510,596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3476" calcext:value-type="float">
            <text:p><text:s/>1,753,476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36448.420625558" calcext:value-type="float">
            <text:p><text:s/>-736,44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5891.6" calcext:value-type="float">
            <text:p><text:s/>75,89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0731609.8679923" calcext:value-type="float">
            <text:p><text:s/>90,731,610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64554.098095" calcext:value-type="float">
            <text:p><text:s/>10,764,554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16" calcext:value-type="float">
            <text:p><text:s/>0 <text:s/></text:p>
          </table:table-cell>
          <table:table-cell table:style-name="ce43" office:value-type="float" office:value="176747.51107247" calcext:value-type="float">
            <text:p><text:s/>176,748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681212.9344066" calcext:value-type="float">
            <text:p><text:s/>91,681,213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4398.847" calcext:value-type="float">
            <text:p><text:s/>4,044,399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06616.60738" calcext:value-type="float">
            <text:p><text:s/>3,606,61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24461.9332375" calcext:value-type="float">
            <text:p><text:s/>41,324,462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372192.1156307" calcext:value-type="float">
            <text:p><text:s/>35,372,192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8.680156" calcext:value-type="float">
            <text:p><text:s/>719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177.5262" calcext:value-type="float">
            <text:p><text:s/>305,178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027647.2248024" calcext:value-type="float">
            <text:p><text:s/>7,027,647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09.9508" calcext:value-type="float">
            <text:p><text:s/>25,410 <text:s/></text:p>
          </table:table-cell>
          <table:table-cell table:style-name="ce42" office:value-type="float" office:value="74322480.406845" calcext:value-type="float">
            <text:p><text:s/>74,322,480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09.9508" calcext:value-type="float">
            <text:p><text:s/>25,410 <text:s/></text:p>
          </table:table-cell>
          <table:table-cell table:style-name="ce42" office:value-type="float" office:value="64996523.884253" calcext:value-type="float">
            <text:p><text:s/>64,996,52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325956.522592" calcext:value-type="float">
            <text:p><text:s/>9,325,957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8311.50906114" calcext:value-type="float">
            <text:p><text:s/>4,848,312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.116514" calcext:value-type="float">
            <text:p><text:s/>835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681.7595" calcext:value-type="float">
            <text:p><text:s/>397,682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069.5216" calcext:value-type="float">
            <text:p><text:s/>442,07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8.714364" calcext:value-type="float">
            <text:p><text:s/>4,139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7611.84413714" calcext:value-type="float">
            <text:p><text:s/>2,717,612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1805.498828" calcext:value-type="float">
            <text:p><text:s/>751,805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993.173002" calcext:value-type="float">
            <text:p><text:s/>399,993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805.906942" calcext:value-type="float">
            <text:p><text:s/>84,806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369.974174" calcext:value-type="float">
            <text:p><text:s/>49,370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62622.705478" calcext:value-type="float">
            <text:p><text:s/>762,623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5891.6" calcext:value-type="float">
            <text:p><text:s/>75,892 <text:s/></text:p>
          </table:table-cell>
          <table:table-cell table:style-name="ce44" office:value-type="float" office:value="25409.9508" calcext:value-type="float">
            <text:p><text:s/>25,410 <text:s/></text:p>
          </table:table-cell>
          <table:table-cell table:style-name="ce44" office:value-type="float" office:value="56820641.5167241" calcext:value-type="float">
            <text:p><text:s/>56,820,642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5891.6" calcext:value-type="float">
            <text:p><text:s/>75,892 <text:s/></text:p>
          </table:table-cell>
          <table:table-cell table:style-name="ce44" office:value-type="float" office:value="25409.9508" calcext:value-type="float">
            <text:p><text:s/>25,410 <text:s/></text:p>
          </table:table-cell>
          <table:table-cell table:style-name="ce44" office:value-type="float" office:value="43384568.5791567" calcext:value-type="float">
            <text:p><text:s/>43,384,569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09.9508" calcext:value-type="float">
            <text:p><text:s/>25,410 <text:s/></text:p>
          </table:table-cell>
          <table:table-cell table:style-name="ce42" office:value-type="float" office:value="20994614.9569592" calcext:value-type="float">
            <text:p><text:s/>20,994,615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47.62906" calcext:value-type="float">
            <text:p><text:s/>65,848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39.9672" calcext:value-type="float">
            <text:p><text:s/>16,940 <text:s/></text:p>
          </table:table-cell>
          <table:table-cell table:style-name="ce42" office:value-type="float" office:value="737744.577360868" calcext:value-type="float">
            <text:p><text:s/>737,745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69.9836" calcext:value-type="float">
            <text:p><text:s/>8,470 <text:s/></text:p>
          </table:table-cell>
          <table:table-cell table:style-name="ce42" office:value-type="float" office:value="1872675.2548353" calcext:value-type="float">
            <text:p><text:s/>1,872,675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29.720909" calcext:value-type="float">
            <text:p><text:s/>51,830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68.281408" calcext:value-type="float">
            <text:p><text:s/>43,868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3012.71269025" calcext:value-type="float">
            <text:p><text:s/>1,053,013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39.593112" calcext:value-type="float">
            <text:p><text:s/>45,240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61419.95839491" calcext:value-type="float">
            <text:p><text:s/>6,061,42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8682.73069996" calcext:value-type="float">
            <text:p><text:s/>3,878,683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42163.372161918" calcext:value-type="float">
            <text:p>( 842,163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907471.15493604" calcext:value-type="float">
            <text:p>( 2,907,471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0802.79994129" calcext:value-type="float">
            <text:p><text:s/>1,060,803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0030.152616653" calcext:value-type="float">
            <text:p><text:s/>770,030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51904.275137" calcext:value-type="float">
            <text:p><text:s/>351,904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0511.213606" calcext:value-type="float">
            <text:p><text:s/>480,511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313.7568" calcext:value-type="float">
            <text:p><text:s/>115,314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9255.784701" calcext:value-type="float">
            <text:p><text:s/>449,256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7166.069332" calcext:value-type="float">
            <text:p><text:s/>2,617,16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2331.231488" calcext:value-type="float">
            <text:p><text:s/>1,802,331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4834.837844" calcext:value-type="float">
            <text:p><text:s/>814,835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7941.232991" calcext:value-type="float">
            <text:p>( 117,941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12557.03469" calcext:value-type="float">
            <text:p>( 112,557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1098.356711" calcext:value-type="float">
            <text:p><text:s/>3,191,098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8289.758988" calcext:value-type="float">
            <text:p><text:s/>2,988,290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808.597723" calcext:value-type="float">
            <text:p><text:s/>202,809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4615.926288" calcext:value-type="float">
            <text:p>( 74,616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5965.208198" calcext:value-type="float">
            <text:p><text:s/>535,965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80447.615382" calcext:value-type="float">
            <text:p><text:s/>280,448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7346.09353042" calcext:value-type="float">
            <text:p><text:s/>2,057,346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41890.572388" calcext:value-type="float">
            <text:p>( 941,891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377.60639" calcext:value-type="float">
            <text:p><text:s/>423,37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44.851174" calcext:value-type="float">
            <text:p><text:s/>29,245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559.518976" calcext:value-type="float">
            <text:p><text:s/>346,560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595.823181463" calcext:value-type="float">
            <text:p><text:s/>352,596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489.746471" calcext:value-type="float">
            <text:p><text:s/>179,490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05.584736" calcext:value-type="float">
            <text:p><text:s/>4,606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64668.0443045" calcext:value-type="float">
            <text:p><text:s/>11,664,66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380.2" calcext:value-type="float">
            <text:p><text:s/>252,380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52468.1325965" calcext:value-type="float">
            <text:p><text:s/>10,952,468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569.991708" calcext:value-type="float">
            <text:p><text:s/>78,570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249.72" calcext:value-type="float">
            <text:p><text:s/>381,250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362.473392" calcext:value-type="float">
            <text:p><text:s/>991,362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456.440494" calcext:value-type="float">
            <text:p><text:s/>112,456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78906.032898" calcext:value-type="float">
            <text:p><text:s/>878,906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276.748" calcext:value-type="float">
            <text:p><text:s/>2,2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58447.689492" calcext:value-type="float">
            <text:p><text:s/>4,458,44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235.028688" calcext:value-type="float">
            <text:p><text:s/>461,235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977.368221" calcext:value-type="float">
            <text:p><text:s/>698,977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172.319418" calcext:value-type="float">
            <text:p><text:s/>80,172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679.209768" calcext:value-type="float">
            <text:p><text:s/>60,679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223.64615" calcext:value-type="float">
            <text:p><text:s/>123,224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075.43151" calcext:value-type="float">
            <text:p><text:s/>96,075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176.116416" calcext:value-type="float">
            <text:p><text:s/>56,176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4627.83873" calcext:value-type="float">
            <text:p><text:s/>574,628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76.748" calcext:value-type="float">
            <text:p><text:s/>2,2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0409.883584" calcext:value-type="float">
            <text:p><text:s/>860,410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46870.847007" calcext:value-type="float">
            <text:p><text:s/>1,446,871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3614.852" calcext:value-type="float">
            <text:p><text:s/>73,61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75475.415009" calcext:value-type="float">
            <text:p><text:s/>5,275,475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36072.9375674" calcext:value-type="float">
            <text:p><text:s/>13,436,073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36072.9375674" calcext:value-type="float">
            <text:p><text:s/>13,436,073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207574.156244" calcext:value-type="float">
            <text:p>( 10,207,574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828904.81397" calcext:value-type="float">
            <text:p><text:s/>198,828,905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160820.068" calcext:value-type="float">
            <text:p><text:s/>164,160,82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6.746" calcext:value-type="float">
            <text:p><text:s/>8,357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3166.999997" calcext:value-type="float">
            <text:p><text:s/>1,343,167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16560.999973" calcext:value-type="float">
            <text:p><text:s/>33,316,561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002" calcext:value-type="float">
            <text:p><text:s/>337,002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7002" calcext:value-type="float">
            <text:p><text:s/>337,002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